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75.21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  <style:style style:name="ce10" style:family="table-cell" style:parent-style-name="Default">
      <style:table-cell-properties fo:background-color="#fff200"/>
      <style:text-properties fo:color="#ce181e"/>
    </style:style>
    <style:style style:name="ce11" style:family="table-cell" style:parent-style-name="Default">
      <style:text-properties fo:color="#ce181e"/>
    </style:style>
    <style:style style:name="ce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833941056" calcext:value-type="float">
            <text:p>1.35833941056</text:p>
          </table:table-cell>
          <table:table-cell table:formula="of:=[.H20]*[.H16]+[.I20]*[.I16]+[.J20]*[.J16]" office:value-type="float" office:value="1.33363534013917" calcext:value-type="float">
            <text:p>1.33363534013917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5489675867213" calcext:value-type="float">
            <text:p>0.795489675867213</text:p>
          </table:table-cell>
          <table:table-cell table:formula="of:=1/(1+EXP(-[.L21]))" office:value-type="float" office:value="0.791441326894792" calcext:value-type="float">
            <text:p>0.7914413268947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619892587647" calcext:value-type="float">
            <text:p>1.39619892587647</text:p>
          </table:table-cell>
          <table:table-cell table:formula="of:=[.H35]*[.H31]+[.I35]*[.I31]+[.J31]" office:value-type="float" office:value="1.39123918669059" calcext:value-type="float">
            <text:p>1.3912391866905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527266372134" calcext:value-type="float">
            <text:p>0.884527266372134</text:p>
          </table:table-cell>
          <table:table-cell table:formula="of:=TANH([.L36])" office:value-type="float" office:value="0.883443223178355" calcext:value-type="float">
            <text:p>0.883443223178355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52]*[.C55]+[.D52]*[.D55]+[.E52]" office:value-type="float" office:value="0.7" calcext:value-type="float">
            <text:p>0.7</text:p>
          </table:table-cell>
          <table:table-cell table:formula="of:=[.C53]*[.C55]+[.D53]*[.D55]+[.E53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56]))" office:value-type="float" office:value="0.668187772168166" calcext:value-type="float">
            <text:p>0.668187772168166</text:p>
          </table:table-cell>
          <table:table-cell table:formula="of:=1/(1+EXP(-[.G56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57]*[.F52]+[.G57]*[.G52]+[.H52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58]))" office:value-type="float" office:value="0.736226498257402" calcext:value-type="float">
            <text:p>0.73622649825740200000</text:p>
          </table:table-cell>
          <table:table-cell table:number-columns-repeated="3"/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6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6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4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6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6" calcext:value-type="float">
            <text:p>0.009153867909307</text:p>
          </table:table-cell>
          <table:table-cell table:formula="of:=[.F13]*[.I15]" office:value-type="float" office:value="0.0306527713283344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4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6" calcext:value-type="float">
            <text:p>0.002578649136133</text:p>
          </table:table-cell>
          <table:table-cell table:formula="of:=[.D13]*[.G15]" office:value-type="float" office:value="0.00515729827226671" calcext:value-type="float">
            <text:p>0.005157298272267</text:p>
          </table:table-cell>
          <table:table-cell table:formula="of:=[.E13]*[.G15]" office:value-type="float" office:value="0.00257864913613336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8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6" calcext:value-type="float">
            <text:p>-0.007663192832084</text:p>
          </table:table-cell>
          <table:table-cell table:formula="of:=-[.$L$16]*[.G16]+[.$L$15]*[.G19]" office:value-type="float" office:value="-0.00860444938215334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9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9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_2nd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2.7" calcext:value-type="float">
            <text:p>2.7000</text:p>
          </table:table-cell>
          <table:table-cell table:formula="of:=[.C5]*[.C7]+[.D5]*[.D7]+[.E5]*[.E7]+[.F5]*[.F7]+[.G5]*[.G7]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37026643943003" calcext:value-type="float">
            <text:p>0.937026643943003</text:p>
          </table:table-cell>
          <table:table-cell table:formula="of:=1/(1+EXP(-[.I8]))" office:value-type="float" office:value="0.978118729063869" calcext:value-type="float">
            <text:p>0.978118729063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/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5" calcext:value-type="float">
            <text:p>0.96770453530155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7" calcext:value-type="float">
            <text:p>1.6646367461657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MM nauj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5" calcext:value-type="float">
            <text:p>0.5</text:p>
          </table:table-cell>
          <table:table-cell table:formula="of:=1/(1+EXP(-[.K10]))" office:value-type="float" office:value="0.5" calcext:value-type="float">
            <text:p>0.5</text:p>
          </table:table-cell>
          <table:table-cell table:style-name="ce1" table:formula="of:=[.C86]*[.B86]+[.C87]*[.C88]" office:value-type="float" office:value="0.922661529495863" calcext:value-type="float">
            <text:p>0.92266152949586300000</text:p>
          </table:table-cell>
          <table:table-cell table:formula="of:=TANH([.E86])" office:value-type="float" office:value="0.727154081596714" calcext:value-type="float">
            <text:p>0.727154081596714</text:p>
          </table:table-cell>
          <table:table-cell table:formula="of:=EXP([.F86]*[.C89])" office:value-type="float" office:value="1.59948117545678" calcext:value-type="float">
            <text:p>1.59948117545678</text:p>
          </table:table-cell>
          <table:table-cell table:formula="of:=[.G86]/[.G91]" office:value-type="float" office:value="0.484260142907965" calcext:value-type="float">
            <text:p>0.4842601429079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84908014267514" calcext:value-type="float">
            <text:p>0.84908014267514</text:p>
          </table:table-cell>
          <table:table-cell table:formula="of:=TANH([.E87])" office:value-type="float" office:value="0.690588609680756" calcext:value-type="float">
            <text:p>0.690588609680756</text:p>
          </table:table-cell>
          <table:table-cell table:formula="of:=EXP([.F87]*[.D89])" office:value-type="float" office:value="1.70345671625562" calcext:value-type="float">
            <text:p>1.70345671625562</text:p>
          </table:table-cell>
          <table:table-cell table:formula="of:=[.G87]/[.G91]" office:value-type="float" office:value="0.515739857092035" calcext:value-type="float">
            <text:p>0.5157398570920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3.30293789171239" calcext:value-type="float">
            <text:p>3.30293789171239</text:p>
          </table:table-cell>
          <table:table-cell table:number-columns-repeated="6"/>
        </table:table-row>
        <table:table-row table:style-name="ro1" table:number-rows-repeated="4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4]*[.C137]+[.D134]*[.D137]+[.E134]*[.E137]+[.F134]*[.F137]+[.G134]*[.G137]" office:value-type="float" office:value="3.3" calcext:value-type="float">
            <text:p>3.3000</text:p>
          </table:table-cell>
          <table:table-cell table:formula="of:=[.C135]*[.C137]+[.D135]*[.D137]+[.E135]*[.E137]+[.F135]*[.F137]+[.G135]*[.G137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38]))" office:value-type="float" office:value="0.964428810727364" calcext:value-type="float">
            <text:p>0.964428810727364</text:p>
          </table:table-cell>
          <table:table-cell table:formula="of:=1/(1+EXP(-[.I138]))" office:value-type="float" office:value="0.908877038985144" calcext:value-type="float">
            <text:p>0.908877038985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139]*[.H134]+[.I139]*[.I134]" office:value-type="float" office:value="0" calcext:value-type="float">
            <text:p>0</text:p>
          </table:table-cell>
          <table:table-cell table:formula="of:=[.H139]*[.H135]+[.I135]*[.I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40]))" office:value-type="float" office:value="0.5" calcext:value-type="float">
            <text:p>0.5</text:p>
          </table:table-cell>
          <table:table-cell table:style-name="ce1" table:formula="of:=1/(1+EXP(-[.K140]))" office:value-type="float" office:value="0.5" calcext:value-type="float">
            <text:p>0.50000000000000000000</text:p>
          </table:table-cell>
          <table:table-cell table:number-columns-repeated="2"/>
        </table:table-row>
      </table:table>
      <table:table table:name="naujas_tests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]*[.C4]+[.D1]*[.D4]+[.E1]*[.E4]+[.F1]*[.F4]+[.G1]*[.G4]" office:value-type="float" office:value="2.7" calcext:value-type="float">
            <text:p>2.7000</text:p>
          </table:table-cell>
          <table:table-cell table:formula="of:=[.C2]*[.C4]+[.D2]*[.D4]+[.E2]*[.E4]+[.F2]*[.F4]+[.G2]*[.G4]"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5]))" office:value-type="float" office:value="0.937026643943003" calcext:value-type="float">
            <text:p>0.937026643943003</text:p>
          </table:table-cell>
          <table:table-cell table:formula="of:=1/(1+EXP(-[.I5]))" office:value-type="float" office:value="0.978118729063869" calcext:value-type="float">
            <text:p>0.978118729063869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]*[.C16]+[.D13]*[.D16]+[.E13]*[.E16]+[.F13]*[.F16]+[.G13]*[.G16]" office:value-type="float" office:value="6.12" calcext:value-type="float">
            <text:p>6.1200</text:p>
          </table:table-cell>
          <table:table-cell table:formula="of:=[.C14]*[.C16]+[.D14]*[.D16]+[.E14]*[.E16]+[.F14]*[.F16]+[.G14]*[.G16]" office:value-type="float" office:value="4.57" calcext:value-type="float">
            <text:p>4.5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7]))" office:value-type="float" office:value="0.997806366643291" calcext:value-type="float">
            <text:p>0.997806366643291</text:p>
          </table:table-cell>
          <table:table-cell table:formula="of:=1/(1+EXP(-[.I17]))" office:value-type="float" office:value="0.989748227726628" calcext:value-type="float">
            <text:p>0.989748227726628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24]*[.C27]+[.D24]*[.D27]+[.E24]*[.E27]+[.F24]*[.F27]+[.G24]*[.G27]" office:value-type="float" office:value="3.37" calcext:value-type="float">
            <text:p>3.3700</text:p>
          </table:table-cell>
          <table:table-cell table:formula="of:=[.C25]*[.C27]+[.D25]*[.D27]+[.E25]*[.E27]+[.F25]*[.F27]+[.G25]*[.G27]"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28])" office:value-type="float" office:value="0.997637499691042" calcext:value-type="float">
            <text:p>0.997637499691042</text:p>
          </table:table-cell>
          <table:table-cell table:formula="of:=TANH([.I28])" office:value-type="float" office:value="0.998566404814467" calcext:value-type="float">
            <text:p>0.998566404814467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34]*[.C37]+[.D34]*[.D37]+[.E34]*[.E37]+[.F34]*[.F37]+[.G34]*[.G37]" office:value-type="float" office:value="3.02" calcext:value-type="float">
            <text:p>3.0200</text:p>
          </table:table-cell>
          <table:table-cell table:formula="of:=[.C35]*[.C37]+[.D35]*[.D37]+[.E35]*[.E37]+[.F35]*[.F37]+[.G35]*[.G37]" office:value-type="float" office:value="3.89" calcext:value-type="float">
            <text:p>3.89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38]))" office:value-type="float" office:value="0.953469525485268" calcext:value-type="float">
            <text:p>0.953469525485268</text:p>
          </table:table-cell>
          <table:table-cell table:formula="of:=1/(1+EXP(-[.I38]))" office:value-type="float" office:value="0.97996429096637" calcext:value-type="float">
            <text:p>0.97996429096637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new</text:p>
          </table:table-cell>
          <table:table-cell office:value-type="string" calcext:value-type="string">
            <text:p>tanh 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^b</text:p>
          </table:table-cell>
          <table:table-cell office:value-type="string" calcext:value-type="string">
            <text:p>H-new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1/(1+EXP(-[.H5]))" office:value-type="float" office:value="0.937026643943003" calcext:value-type="float">
            <text:p>0.937026643943003</text:p>
          </table:table-cell>
          <table:table-cell table:formula="of:=1/(1+EXP(-[.H17]))" office:value-type="float" office:value="0.997806366643291" calcext:value-type="float">
            <text:p>0.997806366643291</text:p>
          </table:table-cell>
          <table:table-cell table:formula="of:=TANH([.H28])" office:value-type="float" office:value="0.997637499691042" calcext:value-type="float">
            <text:p>0.997637499691042</text:p>
          </table:table-cell>
          <table:table-cell table:formula="of:=1/(1+EXP(-[.H38]))" office:value-type="float" office:value="0.953469525485268" calcext:value-type="float">
            <text:p>0.953469525485268</text:p>
          </table:table-cell>
          <table:table-cell table:formula="of:=[.A48]*[.B48]+[.C48]*[.D48]" office:value-type="float" office:value="1.46396237076532" calcext:value-type="float">
            <text:p>1.46396237076532</text:p>
          </table:table-cell>
          <table:table-cell table:formula="of:=TANH([.F48])" office:value-type="float" office:value="0.898419437542548" calcext:value-type="float">
            <text:p>0.898419437542548</text:p>
          </table:table-cell>
          <table:table-cell table:formula="of:=[.G48]*[.E48]" office:value-type="float" office:value="0.856615554800435" calcext:value-type="float">
            <text:p>0.856615554800435</text:p>
          </table:table-cell>
          <table:table-cell table:formula="of:=EXP([.H48])" office:value-type="float" office:value="2.35517622496013" calcext:value-type="float">
            <text:p>2.35517622496013</text:p>
          </table:table-cell>
          <table:table-cell table:formula="of:=[.I48]/[.I52]" office:value-type="float" office:value="0.504207600189669" calcext:value-type="float">
            <text:p>0.5042076001896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1/(1+EXP(-[.I5]))" office:value-type="float" office:value="0.978118729063869" calcext:value-type="float">
            <text:p>0.978118729063869</text:p>
          </table:table-cell>
          <table:table-cell table:formula="of:=1/(1+EXP(-[.I17]))" office:value-type="float" office:value="0.989748227726628" calcext:value-type="float">
            <text:p>0.989748227726628</text:p>
          </table:table-cell>
          <table:table-cell table:formula="of:=TANH([.I28])" office:value-type="float" office:value="0.998566404814467" calcext:value-type="float">
            <text:p>0.998566404814467</text:p>
          </table:table-cell>
          <table:table-cell table:formula="of:=1/(1+EXP(-[.I38]))" office:value-type="float" office:value="0.97996429096637" calcext:value-type="float">
            <text:p>0.97996429096637</text:p>
          </table:table-cell>
          <table:table-cell table:formula="of:=[.A49]*[.B49]+[.C49]*[.D49]" office:value-type="float" office:value="1.28176494815163" calcext:value-type="float">
            <text:p>1.28176494815163</text:p>
          </table:table-cell>
          <table:table-cell table:formula="of:=TANH([.F49])" office:value-type="float" office:value="0.856954446688849" calcext:value-type="float">
            <text:p>0.856954446688849</text:p>
          </table:table-cell>
          <table:table-cell table:formula="of:=[.G49]*[.E49]" office:value-type="float" office:value="0.839784756739916" calcext:value-type="float">
            <text:p>0.839784756739916</text:p>
          </table:table-cell>
          <table:table-cell table:formula="of:=EXP([.H49])" office:value-type="float" office:value="2.31586844805586" calcext:value-type="float">
            <text:p>2.31586844805586</text:p>
          </table:table-cell>
          <table:table-cell table:formula="of:=[.I49]/[.I52]" office:value-type="float" office:value="0.495792399810331" calcext:value-type="float">
            <text:p>0.49579239981033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H48:.H51])" office:value-type="float" office:value="1.69640031154035" calcext:value-type="float">
            <text:p>1.69640031154035</text:p>
          </table:table-cell>
          <table:table-cell table:formula="of:=SUM([.I48:.I49])" office:value-type="float" office:value="4.67104467301598" calcext:value-type="float">
            <text:p>4.67104467301598</text:p>
          </table:table-cell>
          <table:table-cell/>
        </table:table-row>
      </table:table>
      <table:table table:name="naujas_tests_2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naujas_tests.J48]" office:value-type="float" office:value="0.504207600189669" calcext:value-type="float">
            <text:p>0.504207600189669</text:p>
          </table:table-cell>
          <table:table-cell table:formula="of:=[naujas_tests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]*[.C4]+[.D1]*[.D4]+[.E1]*[.E4]+[.F1]*[.F4]+[.G1]*[.G4]" office:value-type="float" office:value="1.39915847996207" calcext:value-type="float">
            <text:p>1.3992</text:p>
          </table:table-cell>
          <table:table-cell table:formula="of:=[.C2]*[.C4]+[.D2]*[.D4]+[.E2]*[.E4]+[.F2]*[.F4]+[.G2]*[.G4]" office:value-type="float" office:value="1.89915847996207" calcext:value-type="float">
            <text:p>1.8991584799620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5]))" office:value-type="float" office:value="0.80205031807936" calcext:value-type="float">
            <text:p>0.80205031807936</text:p>
          </table:table-cell>
          <table:table-cell table:formula="of:=1/(1+EXP(-[.I5]))" office:value-type="float" office:value="0.86979625253079" calcext:value-type="float">
            <text:p>0.86979625253079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naujas_tests.J48]" office:value-type="float" office:value="0.504207600189669" calcext:value-type="float">
            <text:p>0.504207600189669</text:p>
          </table:table-cell>
          <table:table-cell table:formula="of:=[naujas_tests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]*[.C16]+[.D13]*[.D16]+[.E13]*[.E16]+[.F13]*[.F16]+[.G13]*[.G16]" office:value-type="float" office:value="1.93865356793931" calcext:value-type="float">
            <text:p>1.9387</text:p>
          </table:table-cell>
          <table:table-cell table:formula="of:=[.C14]*[.C16]+[.D14]*[.D16]+[.E14]*[.E16]+[.F14]*[.F16]+[.G14]*[.G16]" office:value-type="float" office:value="2.18159888807207" calcext:value-type="float">
            <text:p>2.1815988880720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7]))" office:value-type="float" office:value="0.874204149249434" calcext:value-type="float">
            <text:p>0.874204149249434</text:p>
          </table:table-cell>
          <table:table-cell table:formula="of:=1/(1+EXP(-[.I17]))" office:value-type="float" office:value="0.898584871818211" calcext:value-type="float">
            <text:p>0.898584871818211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naujas_tests.J48]" office:value-type="float" office:value="0.504207600189669" calcext:value-type="float">
            <text:p>0.504207600189669</text:p>
          </table:table-cell>
          <table:table-cell table:formula="of:=[naujas_tests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24]*[.C27]+[.D24]*[.D27]+[.E24]*[.E27]+[.F24]*[.F27]+[.G24]*[.G27]" office:value-type="float" office:value="1.91411640396017" calcext:value-type="float">
            <text:p>1.9141</text:p>
          </table:table-cell>
          <table:table-cell table:formula="of:=[.C25]*[.C27]+[.D25]*[.D27]+[.E25]*[.E27]+[.F25]*[.F27]+[.G25]*[.G27]" office:value-type="float" office:value="1.57899017595448" calcext:value-type="float">
            <text:p>1.57899017595448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28])" office:value-type="float" office:value="0.957429788364913" calcext:value-type="float">
            <text:p>0.957429788364913</text:p>
          </table:table-cell>
          <table:table-cell table:formula="of:=TANH([.I28])" office:value-type="float" office:value="0.918444041694683" calcext:value-type="float">
            <text:p>0.918444041694683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naujas_tests.J48]" office:value-type="float" office:value="0.504207600189669" calcext:value-type="float">
            <text:p>0.504207600189669</text:p>
          </table:table-cell>
          <table:table-cell table:formula="of:=[naujas_tests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34]*[.C37]+[.D34]*[.D37]+[.E34]*[.E37]+[.F34]*[.F37]+[.G34]*[.G37]" office:value-type="float" office:value="1.54394809995258" calcext:value-type="float">
            <text:p>1.5439</text:p>
          </table:table-cell>
          <table:table-cell table:formula="of:=[.C35]*[.C37]+[.D35]*[.D37]+[.E35]*[.E37]+[.F35]*[.F37]+[.G35]*[.G37]" office:value-type="float" office:value="1.91428470796776" calcext:value-type="float">
            <text:p>1.9142847079677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38]))" office:value-type="float" office:value="0.824037929999672" calcext:value-type="float">
            <text:p>0.824037929999672</text:p>
          </table:table-cell>
          <table:table-cell table:formula="of:=1/(1+EXP(-[.I38]))" office:value-type="float" office:value="0.871499747729795" calcext:value-type="float">
            <text:p>0.871499747729795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new</text:p>
          </table:table-cell>
          <table:table-cell office:value-type="string" calcext:value-type="string">
            <text:p>tanh 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^b</text:p>
          </table:table-cell>
          <table:table-cell office:value-type="string" calcext:value-type="string">
            <text:p>H-new</text:p>
          </table:table-cell>
        </table:table-row>
        <table:table-row table:style-name="ro1">
          <table:table-cell table:formula="of:=[naujas_tests.F48]" office:value-type="float" office:value="1.46396237076532" calcext:value-type="float">
            <text:p>1.46396237076532</text:p>
          </table:table-cell>
          <table:table-cell table:formula="of:=1/(1+EXP(-[.H5]))" office:value-type="float" office:value="0.80205031807936" calcext:value-type="float">
            <text:p>0.80205031807936</text:p>
          </table:table-cell>
          <table:table-cell table:formula="of:=1/(1+EXP(-[.H17]))" office:value-type="float" office:value="0.874204149249434" calcext:value-type="float">
            <text:p>0.874204149249434</text:p>
          </table:table-cell>
          <table:table-cell table:formula="of:=TANH([.H28])" office:value-type="float" office:value="0.957429788364913" calcext:value-type="float">
            <text:p>0.957429788364913</text:p>
          </table:table-cell>
          <table:table-cell table:formula="of:=1/(1+EXP(-[.H38]))" office:value-type="float" office:value="0.824037929999672" calcext:value-type="float">
            <text:p>0.824037929999672</text:p>
          </table:table-cell>
          <table:table-cell table:formula="of:=[.A48]*[.B48]+[.C48]*[.D48]" office:value-type="float" office:value="2.01116057873215" calcext:value-type="float">
            <text:p>2.01116057873215</text:p>
          </table:table-cell>
          <table:table-cell table:formula="of:=TANH([.F48])" office:value-type="float" office:value="0.964807658831078" calcext:value-type="float">
            <text:p>0.964807658831078</text:p>
          </table:table-cell>
          <table:table-cell table:formula="of:=[.G48]*[.E48]" office:value-type="float" office:value="0.795038106030992" calcext:value-type="float">
            <text:p>0.795038106030992</text:p>
          </table:table-cell>
          <table:table-cell table:formula="of:=EXP([.H48])" office:value-type="float" office:value="2.21452538196911" calcext:value-type="float">
            <text:p>2.21452538196911</text:p>
          </table:table-cell>
          <table:table-cell table:formula="of:=[.I48]/[.I52]" office:value-type="float" office:value="0.489699562799289" calcext:value-type="float">
            <text:p>0.489699562799289</text:p>
          </table:table-cell>
        </table:table-row>
        <table:table-row table:style-name="ro1">
          <table:table-cell table:formula="of:=[naujas_tests.F49]" office:value-type="float" office:value="1.28176494815163" calcext:value-type="float">
            <text:p>1.28176494815163</text:p>
          </table:table-cell>
          <table:table-cell table:formula="of:=1/(1+EXP(-[.I5]))" office:value-type="float" office:value="0.86979625253079" calcext:value-type="float">
            <text:p>0.86979625253079</text:p>
          </table:table-cell>
          <table:table-cell table:formula="of:=1/(1+EXP(-[.I17]))" office:value-type="float" office:value="0.898584871818211" calcext:value-type="float">
            <text:p>0.898584871818211</text:p>
          </table:table-cell>
          <table:table-cell table:formula="of:=TANH([.I28])" office:value-type="float" office:value="0.918444041694683" calcext:value-type="float">
            <text:p>0.918444041694683</text:p>
          </table:table-cell>
          <table:table-cell table:formula="of:=1/(1+EXP(-[.I38]))" office:value-type="float" office:value="0.871499747729795" calcext:value-type="float">
            <text:p>0.871499747729795</text:p>
          </table:table-cell>
          <table:table-cell table:formula="of:=[.A49]*[.B49]+[.C49]*[.D49]" office:value-type="float" office:value="1.94017427000603" calcext:value-type="float">
            <text:p>1.94017427000603</text:p>
          </table:table-cell>
          <table:table-cell table:formula="of:=TANH([.F49])" office:value-type="float" office:value="0.959547822149494" calcext:value-type="float">
            <text:p>0.959547822149494</text:p>
          </table:table-cell>
          <table:table-cell table:formula="of:=[.G49]*[.E49]" office:value-type="float" office:value="0.836245684937959" calcext:value-type="float">
            <text:p>0.836245684937959</text:p>
          </table:table-cell>
          <table:table-cell table:formula="of:=EXP([.H49])" office:value-type="float" office:value="2.30768690940018" calcext:value-type="float">
            <text:p>2.30768690940018</text:p>
          </table:table-cell>
          <table:table-cell table:formula="of:=[.I49]/[.I52]" office:value-type="float" office:value="0.510300437200711" calcext:value-type="float">
            <text:p>0.51030043720071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H48:.H51])" office:value-type="float" office:value="1.63128379096895" calcext:value-type="float">
            <text:p>1.63128379096895</text:p>
          </table:table-cell>
          <table:table-cell table:formula="of:=SUM([.I48:.I49])" office:value-type="float" office:value="4.52221229136929" calcext:value-type="float">
            <text:p>4.52221229136929</text:p>
          </table:table-cell>
          <table:table-cell/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number-columns-repeated="2"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" calcext:value-type="float">
            <text:p>-0.15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1]*[.E3]+[.F1]*[.F3]+[.G1]*[.G3]+[.H1]*[.H3]+[.I1]*[.I3]" office:value-type="float" office:value="3.3" calcext:value-type="float">
            <text:p>3.3000</text:p>
          </table:table-cell>
          <table:table-cell table:style-name="ce7" table:formula="of:=[.E1]*[.E4]+[.F1]*[.F4]+[.G1]*[.G4]+[.H1]*[.H4]+[.I1]*[.I4]" office:value-type="float" office:value="2.3" calcext:value-type="float">
            <text:p>2.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9]))" office:value-type="float" office:value="0.964428810727364" calcext:value-type="float">
            <text:p>0.964428810727364</text:p>
          </table:table-cell>
          <table:table-cell table:formula="of:=1/(1+EXP(-[.C9]))" office:value-type="float" office:value="0.908877038985144" calcext:value-type="float">
            <text:p>0.908877038985144</text:p>
          </table:table-cell>
          <table:table-cell table:number-columns-repeated="3"/>
          <table:table-cell table:formula="of:=EXP(-[.B9])" office:value-type="float" office:value="0.03688316740124" calcext:value-type="float">
            <text:p>0.03688316740124</text:p>
          </table:table-cell>
          <table:table-cell table:formula="of:=[.G10]/(1+[.G10])/(1+[.G10])" office:value-type="float" office:value="0.0343058797663664" calcext:value-type="float">
            <text:p>0.034305879766367</text:p>
          </table:table-cell>
          <table:table-cell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OO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O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/>
          <table:table-cell table:style-name="ce11"/>
          <table:table-cell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11" calcext:value-type="float">
            <text:p>-0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63" calcext:value-type="float">
            <text:p>-0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O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3]+[.F3]*[.F13]" office:value-type="float" office:value="-0.06" calcext:value-type="float">
            <text:p>-0.06</text:p>
          </table:table-cell>
          <table:table-cell table:formula="of:=[.C29]*([.D29]+[.E29])" office:value-type="float" office:value="0.0322475269803845" calcext:value-type="float">
            <text:p>0.032247526980385</text:p>
          </table:table-cell>
          <table:table-cell table:formula="of:=[.E29]+[.D29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4]+[.F3]*[.F14]" office:value-type="float" office:value="0.039" calcext:value-type="float">
            <text:p>0.039</text:p>
          </table:table-cell>
          <table:table-cell table:formula="of:=[.C30]*([.D30]+[.E30])" office:value-type="float" office:value="0.0356438090772547" calcext:value-type="float">
            <text:p>0.035643809077255</text:p>
          </table:table-cell>
          <table:table-cell table:formula="of:=[.E30]+[.D30]" office:value-type="float" office:value="1.039" calcext:value-type="float">
            <text:p>1.0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3]*[.C15]+[.F3]*[.F15]" office:value-type="float" office:value="0.036" calcext:value-type="float">
            <text:p>0.036</text:p>
          </table:table-cell>
          <table:table-cell table:formula="of:=[.C31]*([.D31]+[.E31])" office:value-type="float" office:value="0.0698467712043221" calcext:value-type="float">
            <text:p>0.069846771204322</text:p>
          </table:table-cell>
          <table:table-cell table:formula="of:=[.E31]+[.D31]" office:value-type="float" office:value="2.036" calcext:value-type="float">
            <text:p>2.0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3]*[.C16]+[.F3]*[.F16]" office:value-type="float" office:value="0.171" calcext:value-type="float">
            <text:p>0.171</text:p>
          </table:table-cell>
          <table:table-cell table:formula="of:=[.C32]*([.D32]+[.E32])" office:value-type="float" office:value="0.0744780649727816" calcext:value-type="float">
            <text:p>0.074478064972782</text:p>
          </table:table-cell>
          <table:table-cell table:formula="of:=[.E32]+[.D32]" office:value-type="float" office:value="2.171" calcext:value-type="float">
            <text:p>2.1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7]+[.F3]*[.F17]" office:value-type="float" office:value="-0.18" calcext:value-type="float">
            <text:p>-0.18</text:p>
          </table:table-cell>
          <table:table-cell table:formula="of:=[.C33]*([.D33]+[.E33])" office:value-type="float" office:value="0.0281308214084205" calcext:value-type="float">
            <text:p>0.028130821408421</text:p>
          </table:table-cell>
          <table:table-cell table:formula="of:=[.E33]+[.D33]"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8]+[.F3]*[.F18]" office:value-type="float" office:value="0.186" calcext:value-type="float">
            <text:p>0.186</text:p>
          </table:table-cell>
          <table:table-cell table:formula="of:=[.C34]*([.D34]+[.E34])" office:value-type="float" office:value="0.0406867734029106" calcext:value-type="float">
            <text:p>0.040686773402911</text:p>
          </table:table-cell>
          <table:table-cell table:formula="of:=[.E34]+[.D34]" office:value-type="float" office:value="1.186" calcext:value-type="float">
            <text:p>1.18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3]*[.C20]+[.F3]*[.F20]" office:value-type="float" office:value="0.318" calcext:value-type="float">
            <text:p>0.318</text:p>
          </table:table-cell>
          <table:table-cell table:formula="of:=[.C36]*([.D36]+[.E36])" office:value-type="float" office:value="0.113826909064804" calcext:value-type="float">
            <text:p>0.1138269090648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3]*[.C21]+[.F3]*[.F21]" office:value-type="float" office:value="0.03" calcext:value-type="float">
            <text:p>0.03</text:p>
          </table:table-cell>
          <table:table-cell table:formula="of:=[.C37]*([.D37]+[.E37])" office:value-type="float" office:value="0.10394681569209" calcext:value-type="float">
            <text:p>0.103946815692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3]*[.C22]+[.F3]*[.F22]" office:value-type="float" office:value="-0.129" calcext:value-type="float">
            <text:p>-0.129</text:p>
          </table:table-cell>
          <table:table-cell table:formula="of:=[.C38]*([.D38]+[.E38])" office:value-type="float" office:value="0.132798060575605" calcext:value-type="float">
            <text:p>0.1327980605756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3]*[.C23]+[.F3]*[.F23]" office:value-type="float" office:value="0.033" calcext:value-type="float">
            <text:p>0.033</text:p>
          </table:table-cell>
          <table:table-cell table:formula="of:=[.C39]*([.D39]+[.E39])" office:value-type="float" office:value="0.138355613097756" calcext:value-type="float">
            <text:p>0.138355613097756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3]+[.F4]*[.F13]" office:value-type="float" office:value="-0.02" calcext:value-type="float">
            <text:p>-0.02</text:p>
          </table:table-cell>
          <table:table-cell table:formula="of:=[.C44]*([.D44]+[.E44])" office:value-type="float" office:value="0.0811631756509263" calcext:value-type="float">
            <text:p>0.081163175650926</text:p>
          </table:table-cell>
          <table:table-cell table:formula="of:=[.E44]+[.D44]"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4]+[.F4]*[.F14]" office:value-type="float" office:value="0.013" calcext:value-type="float">
            <text:p>0.013</text:p>
          </table:table-cell>
          <table:table-cell table:formula="of:=[.C45]*([.D45]+[.E45])" office:value-type="float" office:value="0.0838962213616207" calcext:value-type="float">
            <text:p>0.083896221361621</text:p>
          </table:table-cell>
          <table:table-cell table:formula="of:=[.E45]+[.D45]"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4]*[.C15]+[.F4]*[.F15]" office:value-type="float" office:value="0.012" calcext:value-type="float">
            <text:p>0.012</text:p>
          </table:table-cell>
          <table:table-cell table:formula="of:=[.C46]*([.D46]+[.E46])" office:value-type="float" office:value="0.166632968785371" calcext:value-type="float">
            <text:p>0.166632968785371</text:p>
          </table:table-cell>
          <table:table-cell table:formula="of:=[.E46]+[.D46]" office:value-type="float" office:value="2.012" calcext:value-type="float">
            <text:p>2.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4]*[.C16]+[.F4]*[.F16]" office:value-type="float" office:value="0.057" calcext:value-type="float">
            <text:p>0.057</text:p>
          </table:table-cell>
          <table:table-cell table:formula="of:=[.C47]*([.D47]+[.E47])" office:value-type="float" office:value="0.170359849299954" calcext:value-type="float">
            <text:p>0.170359849299954</text:p>
          </table:table-cell>
          <table:table-cell table:formula="of:=[.E47]+[.D47]" office:value-type="float" office:value="2.057" calcext:value-type="float">
            <text:p>2.0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7]+[.F4]*[.F17]" office:value-type="float" office:value="-0.06" calcext:value-type="float">
            <text:p>-0.06</text:p>
          </table:table-cell>
          <table:table-cell table:formula="of:=[.C48]*([.D48]+[.E48])" office:value-type="float" office:value="0.0778503929712966" calcext:value-type="float">
            <text:p>0.077850392971297</text:p>
          </table:table-cell>
          <table:table-cell table:formula="of:=[.E48]+[.D48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8]+[.F4]*[.F18]" office:value-type="float" office:value="0.062" calcext:value-type="float">
            <text:p>0.062</text:p>
          </table:table-cell>
          <table:table-cell table:formula="of:=[.C49]*([.D49]+[.E49])" office:value-type="float" office:value="0.0879543801441671" calcext:value-type="float">
            <text:p>0.087954380144167</text:p>
          </table:table-cell>
          <table:table-cell table:formula="of:=[.E49]+[.D49]" office:value-type="float" office:value="1.062" calcext:value-type="float">
            <text:p>1.06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4]*[.C20]+[.F4]*[.F20]" office:value-type="float" office:value="0.106" calcext:value-type="float">
            <text:p>0.106</text:p>
          </table:table-cell>
          <table:table-cell table:formula="of:=[.C51]*([.D51]+[.E51])" office:value-type="float" office:value="0.257237575073242" calcext:value-type="float">
            <text:p>0.2572375750732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4]*[.C21]+[.F4]*[.F21]" office:value-type="float" office:value="0.01" calcext:value-type="float">
            <text:p>0.01</text:p>
          </table:table-cell>
          <table:table-cell table:formula="of:=[.C52]*([.D52]+[.E52])" office:value-type="float" office:value="0.249286896642131" calcext:value-type="float">
            <text:p>0.249286896642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4]*[.C22]+[.F4]*[.F22]" office:value-type="float" office:value="-0.043" calcext:value-type="float">
            <text:p>-0.043</text:p>
          </table:table-cell>
          <table:table-cell table:formula="of:=[.C53]*([.D53]+[.E53])" office:value-type="float" office:value="0.327717026582363" calcext:value-type="float">
            <text:p>0.327717026582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4]*[.C23]+[.F4]*[.F23]" office:value-type="float" office:value="0.011" calcext:value-type="float">
            <text:p>0.011</text:p>
          </table:table-cell>
          <table:table-cell table:formula="of:=[.C54]*([.D54]+[.E54])" office:value-type="float" office:value="0.332189283199863" calcext:value-type="float">
            <text:p>0.332189283199863</text:p>
          </table:table-cell>
          <table:table-cell table:number-columns-repeated="3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1]*[.E3]+[.F1]*[.F3]+[.G1]*[.G3]+[.H1]*[.H3]+[.I1]*[.I3]" office:value-type="float" office:value="3.3" calcext:value-type="float">
            <text:p>3.3000</text:p>
          </table:table-cell>
          <table:table-cell table:style-name="ce7" table:formula="of:=[.E1]*[.E4]+[.F1]*[.F4]+[.G1]*[.G4]+[.H1]*[.H4]+[.I1]*[.I4]" office:value-type="float" office:value="2.3" calcext:value-type="float">
            <text:p>2.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62]))" office:value-type="float" office:value="0.964428810727364" calcext:value-type="float">
            <text:p>0.964428810727364</text:p>
          </table:table-cell>
          <table:table-cell table:formula="of:=1/(1+EXP(-[.C62]))" office:value-type="float" office:value="0.908877038985144" calcext:value-type="float">
            <text:p>0.908877038985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OO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O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31" calcext:value-type="float">
            <text:p>-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-0.71" calcext:value-type="float">
            <text:p>-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O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5]+[.F3]*[.F65]" office:value-type="float" office:value="0.06" calcext:value-type="float">
            <text:p>0.06</text:p>
          </table:table-cell>
          <table:table-cell table:formula="of:=[.C81]*([.D81]+[.E81])" office:value-type="float" office:value="0.00205835278598199" calcext:value-type="float">
            <text:p>0.002058352785982</text:p>
          </table:table-cell>
          <table:table-cell table:formula="of:=[.E81]+[.D81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6]+[.F3]*[.F66]" office:value-type="float" office:value="0.189" calcext:value-type="float">
            <text:p>0.189</text:p>
          </table:table-cell>
          <table:table-cell table:formula="of:=[.C82]*([.D82]+[.E82])" office:value-type="float" office:value="0.00648381127584326" calcext:value-type="float">
            <text:p>0.006483811275843</text:p>
          </table:table-cell>
          <table:table-cell table:formula="of:=[.E82]+[.D82]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7]+[.F3]*[.F67]" office:value-type="float" office:value="-0.147" calcext:value-type="float">
            <text:p>-0.147</text:p>
          </table:table-cell>
          <table:table-cell table:formula="of:=[.C83]*([.D83]+[.E83])" office:value-type="float" office:value="-0.00504296432565587" calcext:value-type="float">
            <text:p>-0.005042964325656</text:p>
          </table:table-cell>
          <table:table-cell table:formula="of:=[.E83]+[.D83]" office:value-type="float" office:value="-0.147" calcext:value-type="float">
            <text:p>-0.1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8]+[.F3]*[.F68]" office:value-type="float" office:value="0.102" calcext:value-type="float">
            <text:p>0.102</text:p>
          </table:table-cell>
          <table:table-cell table:formula="of:=[.C84]*([.D84]+[.E84])" office:value-type="float" office:value="0.00349919973616938" calcext:value-type="float">
            <text:p>0.003499199736169</text:p>
          </table:table-cell>
          <table:table-cell table:formula="of:=[.E84]+[.D84]" office:value-type="float" office:value="0.102" calcext:value-type="float">
            <text:p>0.1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9]+[.F3]*[.F69]" office:value-type="float" office:value="-0.024" calcext:value-type="float">
            <text:p>-0.024</text:p>
          </table:table-cell>
          <table:table-cell table:formula="of:=[.C85]*([.D85]+[.E85])" office:value-type="float" office:value="-0.000823341114392795" calcext:value-type="float">
            <text:p>-0.000823341114393</text:p>
          </table:table-cell>
          <table:table-cell table:formula="of:=[.E85]+[.D85]" office:value-type="float" office:value="-0.024" calcext:value-type="float">
            <text:p>-0.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0]+[.F3]*[.F70]" office:value-type="float" office:value="0.231" calcext:value-type="float">
            <text:p>0.231</text:p>
          </table:table-cell>
          <table:table-cell table:formula="of:=[.C86]*([.D86]+[.E86])" office:value-type="float" office:value="0.00792465822603065" calcext:value-type="float">
            <text:p>0.007924658226031</text:p>
          </table:table-cell>
          <table:table-cell table:formula="of:=[.E86]+[.D86]" office:value-type="float" office:value="0.231" calcext:value-type="float">
            <text:p>0.23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2]+[.F3]*[.F72]" office:value-type="float" office:value="-0.054" calcext:value-type="float">
            <text:p>-0.054</text:p>
          </table:table-cell>
          <table:table-cell table:formula="of:=[.C88]*([.D88]+[.E88])" office:value-type="float" office:value="-0.00185251750738379" calcext:value-type="float">
            <text:p>-0.0018525175073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3]+[.F3]*[.F73]" office:value-type="float" office:value="0" calcext:value-type="float">
            <text:p>0</text:p>
          </table:table-cell>
          <table:table-cell table:formula="of:=[.C89]*([.D89]+[.E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4]+[.F3]*[.F74]" office:value-type="float" office:value="-0.012" calcext:value-type="float">
            <text:p>-0.012</text:p>
          </table:table-cell>
          <table:table-cell table:formula="of:=[.C90]*([.D90]+[.E90])" office:value-type="float" office:value="-0.000411670557196397" calcext:value-type="float">
            <text:p>-0.0004116705571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5]+[.F3]*[.F75]" office:value-type="float" office:value="0.069" calcext:value-type="float">
            <text:p>0.069</text:p>
          </table:table-cell>
          <table:table-cell table:formula="of:=[.C91]*([.D91]+[.E91])" office:value-type="float" office:value="0.00236710570387929" calcext:value-type="float">
            <text:p>0.002367105703879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5]+[.F4]*[.F65]" office:value-type="float" office:value="0.02" calcext:value-type="float">
            <text:p>0.02</text:p>
          </table:table-cell>
          <table:table-cell table:formula="of:=[.C96]*([.D96]+[.E96])" office:value-type="float" office:value="0.00165639133981482" calcext:value-type="float">
            <text:p>0.001656391339815</text:p>
          </table:table-cell>
          <table:table-cell table:formula="of:=[.E96]+[.D96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6]+[.F4]*[.F66]" office:value-type="float" office:value="0.063" calcext:value-type="float">
            <text:p>0.063</text:p>
          </table:table-cell>
          <table:table-cell table:formula="of:=[.C97]*([.D97]+[.E97])" office:value-type="float" office:value="0.00521763272041669" calcext:value-type="float">
            <text:p>0.005217632720417</text:p>
          </table:table-cell>
          <table:table-cell table:formula="of:=[.E97]+[.D97]"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7]+[.F4]*[.F67]" office:value-type="float" office:value="-0.049" calcext:value-type="float">
            <text:p>-0.049</text:p>
          </table:table-cell>
          <table:table-cell table:formula="of:=[.C98]*([.D98]+[.E98])" office:value-type="float" office:value="-0.00405815878254631" calcext:value-type="float">
            <text:p>-0.004058158782546</text:p>
          </table:table-cell>
          <table:table-cell table:formula="of:=[.E98]+[.D98]" office:value-type="float" office:value="-0.049" calcext:value-type="float">
            <text:p>-0.0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8]+[.F4]*[.F68]" office:value-type="float" office:value="0.034" calcext:value-type="float">
            <text:p>0.034</text:p>
          </table:table-cell>
          <table:table-cell table:formula="of:=[.C99]*([.D99]+[.E99])" office:value-type="float" office:value="0.0028158652776852" calcext:value-type="float">
            <text:p>0.002815865277685</text:p>
          </table:table-cell>
          <table:table-cell table:formula="of:=[.E99]+[.D99]"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9]+[.F4]*[.F69]" office:value-type="float" office:value="-0.008" calcext:value-type="float">
            <text:p>-0.008</text:p>
          </table:table-cell>
          <table:table-cell table:formula="of:=[.C100]*([.D100]+[.E100])" office:value-type="float" office:value="-0.000662556535925929" calcext:value-type="float">
            <text:p>-0.000662556535926</text:p>
          </table:table-cell>
          <table:table-cell table:formula="of:=[.E100]+[.D100]" office:value-type="float" office:value="-0.008" calcext:value-type="float">
            <text:p>-0.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0]+[.F4]*[.F70]" office:value-type="float" office:value="0.077" calcext:value-type="float">
            <text:p>0.077</text:p>
          </table:table-cell>
          <table:table-cell table:formula="of:=[.C101]*([.D101]+[.E101])" office:value-type="float" office:value="0.00637710665828707" calcext:value-type="float">
            <text:p>0.006377106658287</text:p>
          </table:table-cell>
          <table:table-cell table:formula="of:=[.E101]+[.D101]" office:value-type="float" office:value="0.077" calcext:value-type="float">
            <text:p>0.07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2]+[.F4]*[.F72]" office:value-type="float" office:value="-0.018" calcext:value-type="float">
            <text:p>-0.018</text:p>
          </table:table-cell>
          <table:table-cell table:formula="of:=[.C103]*([.D103]+[.E103])" office:value-type="float" office:value="-0.00149075220583334" calcext:value-type="float">
            <text:p>-0.0014907522058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3]+[.F4]*[.F73]" office:value-type="float" office:value="0" calcext:value-type="float">
            <text:p>0</text:p>
          </table:table-cell>
          <table:table-cell table:formula="of:=[.C104]*([.D104]+[.E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4]+[.F4]*[.F74]" office:value-type="float" office:value="-0.004" calcext:value-type="float">
            <text:p>-0.004</text:p>
          </table:table-cell>
          <table:table-cell table:formula="of:=[.C105]*([.D105]+[.E105])" office:value-type="float" office:value="-0.000331278267962964" calcext:value-type="float">
            <text:p>-0.0003312782679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5]+[.F4]*[.F75]" office:value-type="float" office:value="0.023" calcext:value-type="float">
            <text:p>0.023</text:p>
          </table:table-cell>
          <table:table-cell table:formula="of:=[.C106]*([.D106]+[.E106])" office:value-type="float" office:value="0.00190485004078705" calcext:value-type="float">
            <text:p>0.001904850040787</text:p>
          </table:table-cell>
          <table:table-cell table:number-columns-repeated="3"/>
        </table:table-row>
      </table:table>
      <table:table table:name="calcs" table:style-name="ta1">
        <table:shapes>
          <draw:frame draw:z-index="0" draw:style-name="gr1" draw:text-style-name="P1" svg:width="497.51pt" svg:height="310.68pt" svg:x="417.83pt" svg:y="150.12pt">
            <draw:object draw:notify-on-update-of-ranges="calcs.A1:calcs.B1 calcs.D4:calcs.D4 calcs.A1:calcs.A100 calcs.D5:calcs.D5 calcs.C1:calcs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.2624569223" calcext:value-type="float">
            <text:p>1.2624569223</text:p>
          </table:table-cell>
          <table:table-cell office:value-type="float" office:value="1" calcext:value-type="float">
            <text:p>1</text:p>
          </table:table-cell>
          <table:table-cell office:value-type="float" office:value="1.2624567698" calcext:value-type="float">
            <text:p>1.2624567698</text:p>
          </table:table-cell>
          <table:table-cell table:number-columns-repeated="2"/>
          <table:table-cell office:value-type="float" office:value="2.1060685519" calcext:value-type="float">
            <text:p>2.1060685519</text:p>
          </table:table-cell>
        </table:table-row>
        <table:table-row table:style-name="ro1">
          <table:table-cell office:value-type="float" office:value="1.2623586952" calcext:value-type="float">
            <text:p>1.2623586952</text:p>
          </table:table-cell>
          <table:table-cell office:value-type="float" office:value="2" calcext:value-type="float">
            <text:p>2</text:p>
          </table:table-cell>
          <table:table-cell office:value-type="float" office:value="1.2623580908" calcext:value-type="float">
            <text:p>1.2623580908</text:p>
          </table:table-cell>
          <table:table-cell table:number-columns-repeated="2"/>
          <table:table-cell office:value-type="float" office:value="2.1060006885" calcext:value-type="float">
            <text:p>2.1060006885</text:p>
          </table:table-cell>
        </table:table-row>
        <table:table-row table:style-name="ro1">
          <table:table-cell office:value-type="float" office:value="1.2622634913" calcext:value-type="float">
            <text:p>1.2622634913</text:p>
          </table:table-cell>
          <table:table-cell office:value-type="float" office:value="3" calcext:value-type="float">
            <text:p>3</text:p>
          </table:table-cell>
          <table:table-cell office:value-type="float" office:value="1.26226246" calcext:value-type="float">
            <text:p>1.26226246</text:p>
          </table:table-cell>
          <table:table-cell table:number-columns-repeated="2"/>
          <table:table-cell office:value-type="float" office:value="2.1059345911" calcext:value-type="float">
            <text:p>2.1059345911</text:p>
          </table:table-cell>
        </table:table-row>
        <table:table-row table:style-name="ro1">
          <table:table-cell office:value-type="float" office:value="1.2621704136" calcext:value-type="float">
            <text:p>1.2621704136</text:p>
          </table:table-cell>
          <table:table-cell office:value-type="float" office:value="4" calcext:value-type="float">
            <text:p>4</text:p>
          </table:table-cell>
          <table:table-cell office:value-type="float" office:value="1.2621689802" calcext:value-type="float">
            <text:p>1.2621689802</text:p>
          </table:table-cell>
          <table:table-cell office:value-type="string" calcext:value-type="string">
            <text:p>Perduodamos išvestinės</text:p>
          </table:table-cell>
          <table:table-cell/>
          <table:table-cell office:value-type="float" office:value="2.1058691478" calcext:value-type="float">
            <text:p>2.1058691478</text:p>
          </table:table-cell>
        </table:table-row>
        <table:table-row table:style-name="ro1">
          <table:table-cell office:value-type="float" office:value="1.2620794173" calcext:value-type="float">
            <text:p>1.2620794173</text:p>
          </table:table-cell>
          <table:table-cell office:value-type="float" office:value="5" calcext:value-type="float">
            <text:p>5</text:p>
          </table:table-cell>
          <table:table-cell office:value-type="float" office:value="1.2620776053" calcext:value-type="float">
            <text:p>1.2620776053</text:p>
          </table:table-cell>
          <table:table-cell office:value-type="string" calcext:value-type="string">
            <text:p>Nulinės išvestinės</text:p>
          </table:table-cell>
          <table:table-cell/>
          <table:table-cell office:value-type="float" office:value="2.1058043587" calcext:value-type="float">
            <text:p>2.1058043587</text:p>
          </table:table-cell>
        </table:table-row>
        <table:table-row table:style-name="ro1">
          <table:table-cell office:value-type="float" office:value="1.2619904578" calcext:value-type="float">
            <text:p>1.2619904578</text:p>
          </table:table-cell>
          <table:table-cell office:value-type="float" office:value="6" calcext:value-type="float">
            <text:p>6</text:p>
          </table:table-cell>
          <table:table-cell office:value-type="float" office:value="1.2619882899" calcext:value-type="float">
            <text:p>1.2619882899</text:p>
          </table:table-cell>
          <table:table-cell table:number-columns-repeated="2"/>
          <table:table-cell office:value-type="float" office:value="2.1057402241" calcext:value-type="float">
            <text:p>2.1057402241</text:p>
          </table:table-cell>
        </table:table-row>
        <table:table-row table:style-name="ro1">
          <table:table-cell office:value-type="float" office:value="1.2619034915" calcext:value-type="float">
            <text:p>1.2619034915</text:p>
          </table:table-cell>
          <table:table-cell office:value-type="float" office:value="7" calcext:value-type="float">
            <text:p>7</text:p>
          </table:table-cell>
          <table:table-cell office:value-type="float" office:value="1.2619009891" calcext:value-type="float">
            <text:p>1.2619009891</text:p>
          </table:table-cell>
          <table:table-cell table:number-columns-repeated="2"/>
          <table:table-cell office:value-type="float" office:value="2.1056767437" calcext:value-type="float">
            <text:p>2.1056767437</text:p>
          </table:table-cell>
        </table:table-row>
        <table:table-row table:style-name="ro1">
          <table:table-cell office:value-type="float" office:value="1.2618184752" calcext:value-type="float">
            <text:p>1.2618184752</text:p>
          </table:table-cell>
          <table:table-cell office:value-type="float" office:value="8" calcext:value-type="float">
            <text:p>8</text:p>
          </table:table-cell>
          <table:table-cell office:value-type="float" office:value="1.2618156589" calcext:value-type="float">
            <text:p>1.2618156589</text:p>
          </table:table-cell>
          <table:table-cell table:number-columns-repeated="2"/>
          <table:table-cell office:value-type="float" office:value="2.1056139172" calcext:value-type="float">
            <text:p>2.1056139172</text:p>
          </table:table-cell>
        </table:table-row>
        <table:table-row table:style-name="ro1">
          <table:table-cell office:value-type="float" office:value="1.2617353664" calcext:value-type="float">
            <text:p>1.2617353664</text:p>
          </table:table-cell>
          <table:table-cell office:value-type="float" office:value="9" calcext:value-type="float">
            <text:p>9</text:p>
          </table:table-cell>
          <table:table-cell office:value-type="float" office:value="1.2617322556" calcext:value-type="float">
            <text:p>1.2617322556</text:p>
          </table:table-cell>
          <table:table-cell table:number-columns-repeated="2"/>
          <table:table-cell office:value-type="float" office:value="2.1055517438" calcext:value-type="float">
            <text:p>2.1055517438</text:p>
          </table:table-cell>
        </table:table-row>
        <table:table-row table:style-name="ro1">
          <table:table-cell office:value-type="float" office:value="1.261654123" calcext:value-type="float">
            <text:p>1.261654123</text:p>
          </table:table-cell>
          <table:table-cell office:value-type="float" office:value="10" calcext:value-type="float">
            <text:p>10</text:p>
          </table:table-cell>
          <table:table-cell office:value-type="float" office:value="1.2616507365" calcext:value-type="float">
            <text:p>1.2616507365</text:p>
          </table:table-cell>
          <table:table-cell table:number-columns-repeated="2"/>
          <table:table-cell office:value-type="float" office:value="2.1054902228" calcext:value-type="float">
            <text:p>2.1054902228</text:p>
          </table:table-cell>
        </table:table-row>
        <table:table-row table:style-name="ro1">
          <table:table-cell office:value-type="float" office:value="1.2615747038" calcext:value-type="float">
            <text:p>1.2615747038</text:p>
          </table:table-cell>
          <table:table-cell office:value-type="float" office:value="11" calcext:value-type="float">
            <text:p>11</text:p>
          </table:table-cell>
          <table:table-cell office:value-type="float" office:value="1.2615710593" calcext:value-type="float">
            <text:p>1.2615710593</text:p>
          </table:table-cell>
          <table:table-cell table:number-columns-repeated="2"/>
          <table:table-cell office:value-type="float" office:value="2.1054293531" calcext:value-type="float">
            <text:p>2.1054293531</text:p>
          </table:table-cell>
        </table:table-row>
        <table:table-row table:style-name="ro1">
          <table:table-cell office:value-type="float" office:value="1.2614970683" calcext:value-type="float">
            <text:p>1.2614970683</text:p>
          </table:table-cell>
          <table:table-cell office:value-type="float" office:value="12" calcext:value-type="float">
            <text:p>12</text:p>
          </table:table-cell>
          <table:table-cell office:value-type="float" office:value="1.2614931826" calcext:value-type="float">
            <text:p>1.2614931826</text:p>
          </table:table-cell>
          <table:table-cell table:number-columns-repeated="2"/>
          <table:table-cell office:value-type="float" office:value="2.1053691334" calcext:value-type="float">
            <text:p>2.1053691334</text:p>
          </table:table-cell>
        </table:table-row>
        <table:table-row table:style-name="ro1">
          <table:table-cell office:value-type="float" office:value="1.2614211766" calcext:value-type="float">
            <text:p>1.2614211766</text:p>
          </table:table-cell>
          <table:table-cell office:value-type="float" office:value="13" calcext:value-type="float">
            <text:p>13</text:p>
          </table:table-cell>
          <table:table-cell office:value-type="float" office:value="1.2614170658" calcext:value-type="float">
            <text:p>1.2614170658</text:p>
          </table:table-cell>
          <table:table-cell table:number-columns-repeated="2"/>
          <table:table-cell office:value-type="float" office:value="2.1053095623" calcext:value-type="float">
            <text:p>2.1053095623</text:p>
          </table:table-cell>
        </table:table-row>
        <table:table-row table:style-name="ro1">
          <table:table-cell office:value-type="float" office:value="1.2613469895" calcext:value-type="float">
            <text:p>1.2613469895</text:p>
          </table:table-cell>
          <table:table-cell office:value-type="float" office:value="14" calcext:value-type="float">
            <text:p>14</text:p>
          </table:table-cell>
          <table:table-cell office:value-type="float" office:value="1.2613426689" calcext:value-type="float">
            <text:p>1.2613426689</text:p>
          </table:table-cell>
          <table:table-cell table:number-columns-repeated="2"/>
          <table:table-cell office:value-type="float" office:value="2.1052506382" calcext:value-type="float">
            <text:p>2.1052506382</text:p>
          </table:table-cell>
        </table:table-row>
        <table:table-row table:style-name="ro1">
          <table:table-cell office:value-type="float" office:value="1.2612744686" calcext:value-type="float">
            <text:p>1.2612744686</text:p>
          </table:table-cell>
          <table:table-cell office:value-type="float" office:value="15" calcext:value-type="float">
            <text:p>15</text:p>
          </table:table-cell>
          <table:table-cell office:value-type="float" office:value="1.2612699527" calcext:value-type="float">
            <text:p>1.2612699527</text:p>
          </table:table-cell>
          <table:table-cell table:number-columns-repeated="2"/>
          <table:table-cell office:value-type="float" office:value="2.1051923591" calcext:value-type="float">
            <text:p>2.1051923591</text:p>
          </table:table-cell>
        </table:table-row>
        <table:table-row table:style-name="ro1">
          <table:table-cell office:value-type="float" office:value="1.261203576" calcext:value-type="float">
            <text:p>1.261203576</text:p>
          </table:table-cell>
          <table:table-cell office:value-type="float" office:value="16" calcext:value-type="float">
            <text:p>16</text:p>
          </table:table-cell>
          <table:table-cell office:value-type="float" office:value="1.2611988787" calcext:value-type="float">
            <text:p>1.2611988787</text:p>
          </table:table-cell>
          <table:table-cell table:number-columns-repeated="2"/>
          <table:table-cell office:value-type="float" office:value="2.1051347231" calcext:value-type="float">
            <text:p>2.1051347231</text:p>
          </table:table-cell>
        </table:table-row>
        <table:table-row table:style-name="ro1">
          <table:table-cell office:value-type="float" office:value="1.2611342749" calcext:value-type="float">
            <text:p>1.2611342749</text:p>
          </table:table-cell>
          <table:table-cell office:value-type="float" office:value="17" calcext:value-type="float">
            <text:p>17</text:p>
          </table:table-cell>
          <table:table-cell office:value-type="float" office:value="1.2611294093" calcext:value-type="float">
            <text:p>1.2611294093</text:p>
          </table:table-cell>
          <table:table-cell table:number-columns-repeated="2"/>
          <table:table-cell office:value-type="float" office:value="2.105077728" calcext:value-type="float">
            <text:p>2.105077728</text:p>
          </table:table-cell>
        </table:table-row>
        <table:table-row table:style-name="ro1">
          <table:table-cell office:value-type="float" office:value="1.2610665289" calcext:value-type="float">
            <text:p>1.2610665289</text:p>
          </table:table-cell>
          <table:table-cell office:value-type="float" office:value="18" calcext:value-type="float">
            <text:p>18</text:p>
          </table:table-cell>
          <table:table-cell office:value-type="float" office:value="1.2610615075" calcext:value-type="float">
            <text:p>1.2610615075</text:p>
          </table:table-cell>
          <table:table-cell table:number-columns-repeated="2"/>
          <table:table-cell office:value-type="float" office:value="2.1050213715" calcext:value-type="float">
            <text:p>2.1050213715</text:p>
          </table:table-cell>
        </table:table-row>
        <table:table-row table:style-name="ro1">
          <table:table-cell office:value-type="float" office:value="1.2610003025" calcext:value-type="float">
            <text:p>1.2610003025</text:p>
          </table:table-cell>
          <table:table-cell office:value-type="float" office:value="19" calcext:value-type="float">
            <text:p>19</text:p>
          </table:table-cell>
          <table:table-cell office:value-type="float" office:value="1.2609951371" calcext:value-type="float">
            <text:p>1.2609951371</text:p>
          </table:table-cell>
          <table:table-cell table:number-columns-repeated="2"/>
          <table:table-cell office:value-type="float" office:value="2.1049656511" calcext:value-type="float">
            <text:p>2.1049656511</text:p>
          </table:table-cell>
        </table:table-row>
        <table:table-row table:style-name="ro1">
          <table:table-cell office:value-type="float" office:value="1.2609355609" calcext:value-type="float">
            <text:p>1.2609355609</text:p>
          </table:table-cell>
          <table:table-cell office:value-type="float" office:value="20" calcext:value-type="float">
            <text:p>20</text:p>
          </table:table-cell>
          <table:table-cell office:value-type="float" office:value="1.2609302627" calcext:value-type="float">
            <text:p>1.2609302627</text:p>
          </table:table-cell>
          <table:table-cell table:number-columns-repeated="2"/>
          <table:table-cell office:value-type="float" office:value="2.1049105642" calcext:value-type="float">
            <text:p>2.1049105642</text:p>
          </table:table-cell>
        </table:table-row>
        <table:table-row table:style-name="ro1">
          <table:table-cell office:value-type="float" office:value="1.2608722699" calcext:value-type="float">
            <text:p>1.2608722699</text:p>
          </table:table-cell>
          <table:table-cell office:value-type="float" office:value="21" calcext:value-type="float">
            <text:p>21</text:p>
          </table:table-cell>
          <table:table-cell office:value-type="float" office:value="1.2608668497" calcext:value-type="float">
            <text:p>1.2608668497</text:p>
          </table:table-cell>
          <table:table-cell table:number-columns-repeated="2"/>
          <table:table-cell office:value-type="float" office:value="2.1048561079" calcext:value-type="float">
            <text:p>2.1048561079</text:p>
          </table:table-cell>
        </table:table-row>
        <table:table-row table:style-name="ro1">
          <table:table-cell office:value-type="float" office:value="1.2608103962" calcext:value-type="float">
            <text:p>1.2608103962</text:p>
          </table:table-cell>
          <table:table-cell office:value-type="float" office:value="22" calcext:value-type="float">
            <text:p>22</text:p>
          </table:table-cell>
          <table:table-cell office:value-type="float" office:value="1.2608048641" calcext:value-type="float">
            <text:p>1.2608048641</text:p>
          </table:table-cell>
          <table:table-cell table:number-columns-repeated="2"/>
          <table:table-cell office:value-type="float" office:value="2.1048022794" calcext:value-type="float">
            <text:p>2.1048022794</text:p>
          </table:table-cell>
        </table:table-row>
        <table:table-row table:style-name="ro1">
          <table:table-cell office:value-type="float" office:value="1.2607499072" calcext:value-type="float">
            <text:p>1.2607499072</text:p>
          </table:table-cell>
          <table:table-cell office:value-type="float" office:value="23" calcext:value-type="float">
            <text:p>23</text:p>
          </table:table-cell>
          <table:table-cell office:value-type="float" office:value="1.2607442728" calcext:value-type="float">
            <text:p>1.2607442728</text:p>
          </table:table-cell>
          <table:table-cell table:number-columns-repeated="2"/>
          <table:table-cell office:value-type="float" office:value="2.1047490757" calcext:value-type="float">
            <text:p>2.1047490757</text:p>
          </table:table-cell>
        </table:table-row>
        <table:table-row table:style-name="ro1">
          <table:table-cell office:value-type="float" office:value="1.2606907709" calcext:value-type="float">
            <text:p>1.2606907709</text:p>
          </table:table-cell>
          <table:table-cell office:value-type="float" office:value="24" calcext:value-type="float">
            <text:p>24</text:p>
          </table:table-cell>
          <table:table-cell office:value-type="float" office:value="1.2606850433" calcext:value-type="float">
            <text:p>1.2606850433</text:p>
          </table:table-cell>
          <table:table-cell table:number-columns-repeated="2"/>
          <table:table-cell office:value-type="float" office:value="2.1046964935" calcext:value-type="float">
            <text:p>2.1046964935</text:p>
          </table:table-cell>
        </table:table-row>
        <table:table-row table:style-name="ro1">
          <table:table-cell office:value-type="float" office:value="1.2606329561" calcext:value-type="float">
            <text:p>1.2606329561</text:p>
          </table:table-cell>
          <table:table-cell office:value-type="float" office:value="25" calcext:value-type="float">
            <text:p>25</text:p>
          </table:table-cell>
          <table:table-cell office:value-type="float" office:value="1.260627144" calcext:value-type="float">
            <text:p>1.260627144</text:p>
          </table:table-cell>
          <table:table-cell table:number-columns-repeated="2"/>
          <table:table-cell office:value-type="float" office:value="2.1046445295" calcext:value-type="float">
            <text:p>2.1046445295</text:p>
          </table:table-cell>
        </table:table-row>
        <table:table-row table:style-name="ro1">
          <table:table-cell office:value-type="float" office:value="1.2605764322" calcext:value-type="float">
            <text:p>1.2605764322</text:p>
          </table:table-cell>
          <table:table-cell office:value-type="float" office:value="26" calcext:value-type="float">
            <text:p>26</text:p>
          </table:table-cell>
          <table:table-cell office:value-type="float" office:value="1.2605705437" calcext:value-type="float">
            <text:p>1.2605705437</text:p>
          </table:table-cell>
          <table:table-cell table:number-columns-repeated="2"/>
          <table:table-cell office:value-type="float" office:value="2.1045931804" calcext:value-type="float">
            <text:p>2.1045931804</text:p>
          </table:table-cell>
        </table:table-row>
        <table:table-row table:style-name="ro1">
          <table:table-cell office:value-type="float" office:value="1.2605211693" calcext:value-type="float">
            <text:p>1.2605211693</text:p>
          </table:table-cell>
          <table:table-cell office:value-type="float" office:value="27" calcext:value-type="float">
            <text:p>27</text:p>
          </table:table-cell>
          <table:table-cell office:value-type="float" office:value="1.2605152123" calcext:value-type="float">
            <text:p>1.2605152123</text:p>
          </table:table-cell>
          <table:table-cell table:number-columns-repeated="2"/>
          <table:table-cell office:value-type="float" office:value="2.1045424428" calcext:value-type="float">
            <text:p>2.1045424428</text:p>
          </table:table-cell>
        </table:table-row>
        <table:table-row table:style-name="ro1">
          <table:table-cell office:value-type="float" office:value="1.2604671383" calcext:value-type="float">
            <text:p>1.2604671383</text:p>
          </table:table-cell>
          <table:table-cell office:value-type="float" office:value="28" calcext:value-type="float">
            <text:p>28</text:p>
          </table:table-cell>
          <table:table-cell office:value-type="float" office:value="1.2604611201" calcext:value-type="float">
            <text:p>1.2604611201</text:p>
          </table:table-cell>
          <table:table-cell table:number-columns-repeated="2"/>
          <table:table-cell office:value-type="float" office:value="2.1044923129" calcext:value-type="float">
            <text:p>2.1044923129</text:p>
          </table:table-cell>
        </table:table-row>
        <table:table-row table:style-name="ro1">
          <table:table-cell office:value-type="float" office:value="1.2604143107" calcext:value-type="float">
            <text:p>1.2604143107</text:p>
          </table:table-cell>
          <table:table-cell office:value-type="float" office:value="29" calcext:value-type="float">
            <text:p>29</text:p>
          </table:table-cell>
          <table:table-cell office:value-type="float" office:value="1.2604082382" calcext:value-type="float">
            <text:p>1.2604082382</text:p>
          </table:table-cell>
          <table:table-cell table:number-columns-repeated="2"/>
          <table:table-cell office:value-type="float" office:value="2.104442787" calcext:value-type="float">
            <text:p>2.104442787</text:p>
          </table:table-cell>
        </table:table-row>
        <table:table-row table:style-name="ro1">
          <table:table-cell office:value-type="float" office:value="1.2603626586" calcext:value-type="float">
            <text:p>1.2603626586</text:p>
          </table:table-cell>
          <table:table-cell office:value-type="float" office:value="30" calcext:value-type="float">
            <text:p>30</text:p>
          </table:table-cell>
          <table:table-cell office:value-type="float" office:value="1.2603565384" calcext:value-type="float">
            <text:p>1.2603565384</text:p>
          </table:table-cell>
          <table:table-cell table:number-columns-repeated="2"/>
          <table:table-cell office:value-type="float" office:value="2.1043938615" calcext:value-type="float">
            <text:p>2.1043938615</text:p>
          </table:table-cell>
        </table:table-row>
        <table:table-row table:style-name="ro1">
          <table:table-cell office:value-type="float" office:value="1.2603121549" calcext:value-type="float">
            <text:p>1.2603121549</text:p>
          </table:table-cell>
          <table:table-cell office:value-type="float" office:value="31" calcext:value-type="float">
            <text:p>31</text:p>
          </table:table-cell>
          <table:table-cell office:value-type="float" office:value="1.2603059931" calcext:value-type="float">
            <text:p>1.2603059931</text:p>
          </table:table-cell>
          <table:table-cell table:number-columns-repeated="2"/>
          <table:table-cell office:value-type="float" office:value="2.1043455325" calcext:value-type="float">
            <text:p>2.1043455325</text:p>
          </table:table-cell>
        </table:table-row>
        <table:table-row table:style-name="ro1">
          <table:table-cell office:value-type="float" office:value="1.2602627729" calcext:value-type="float">
            <text:p>1.2602627729</text:p>
          </table:table-cell>
          <table:table-cell office:value-type="float" office:value="32" calcext:value-type="float">
            <text:p>32</text:p>
          </table:table-cell>
          <table:table-cell office:value-type="float" office:value="1.2602565755" calcext:value-type="float">
            <text:p>1.2602565755</text:p>
          </table:table-cell>
          <table:table-cell table:number-columns-repeated="2"/>
          <table:table-cell office:value-type="float" office:value="2.1042977958" calcext:value-type="float">
            <text:p>2.1042977958</text:p>
          </table:table-cell>
        </table:table-row>
        <table:table-row table:style-name="ro1">
          <table:table-cell office:value-type="float" office:value="1.2602144867" calcext:value-type="float">
            <text:p>1.2602144867</text:p>
          </table:table-cell>
          <table:table-cell office:value-type="float" office:value="33" calcext:value-type="float">
            <text:p>33</text:p>
          </table:table-cell>
          <table:table-cell office:value-type="float" office:value="1.2602082593" calcext:value-type="float">
            <text:p>1.2602082593</text:p>
          </table:table-cell>
          <table:table-cell table:number-columns-repeated="2"/>
          <table:table-cell office:value-type="float" office:value="2.1042506477" calcext:value-type="float">
            <text:p>2.1042506477</text:p>
          </table:table-cell>
        </table:table-row>
        <table:table-row table:style-name="ro1">
          <table:table-cell office:value-type="float" office:value="1.2601672709" calcext:value-type="float">
            <text:p>1.2601672709</text:p>
          </table:table-cell>
          <table:table-cell office:value-type="float" office:value="34" calcext:value-type="float">
            <text:p>34</text:p>
          </table:table-cell>
          <table:table-cell office:value-type="float" office:value="1.2601610188" calcext:value-type="float">
            <text:p>1.2601610188</text:p>
          </table:table-cell>
          <table:table-cell table:number-columns-repeated="2"/>
          <table:table-cell office:value-type="float" office:value="2.1042040839" calcext:value-type="float">
            <text:p>2.1042040839</text:p>
          </table:table-cell>
        </table:table-row>
        <table:table-row table:style-name="ro1">
          <table:table-cell office:value-type="float" office:value="1.2601211009" calcext:value-type="float">
            <text:p>1.2601211009</text:p>
          </table:table-cell>
          <table:table-cell office:value-type="float" office:value="35" calcext:value-type="float">
            <text:p>35</text:p>
          </table:table-cell>
          <table:table-cell office:value-type="float" office:value="1.2601148289" calcext:value-type="float">
            <text:p>1.2601148289</text:p>
          </table:table-cell>
          <table:table-cell table:number-columns-repeated="2"/>
          <table:table-cell office:value-type="float" office:value="2.1041581003" calcext:value-type="float">
            <text:p>2.1041581003</text:p>
          </table:table-cell>
        </table:table-row>
        <table:table-row table:style-name="ro1">
          <table:table-cell office:value-type="float" office:value="1.2600759525" calcext:value-type="float">
            <text:p>1.2600759525</text:p>
          </table:table-cell>
          <table:table-cell office:value-type="float" office:value="36" calcext:value-type="float">
            <text:p>36</text:p>
          </table:table-cell>
          <table:table-cell office:value-type="float" office:value="1.2600696654" calcext:value-type="float">
            <text:p>1.2600696654</text:p>
          </table:table-cell>
          <table:table-cell table:number-columns-repeated="2"/>
          <table:table-cell office:value-type="float" office:value="2.1041126927" calcext:value-type="float">
            <text:p>2.1041126927</text:p>
          </table:table-cell>
        </table:table-row>
        <table:table-row table:style-name="ro1">
          <table:table-cell office:value-type="float" office:value="1.2600318022" calcext:value-type="float">
            <text:p>1.2600318022</text:p>
          </table:table-cell>
          <table:table-cell office:value-type="float" office:value="37" calcext:value-type="float">
            <text:p>37</text:p>
          </table:table-cell>
          <table:table-cell office:value-type="float" office:value="1.2600255043" calcext:value-type="float">
            <text:p>1.2600255043</text:p>
          </table:table-cell>
          <table:table-cell table:number-columns-repeated="2"/>
          <table:table-cell office:value-type="float" office:value="2.1040678568" calcext:value-type="float">
            <text:p>2.1040678568</text:p>
          </table:table-cell>
        </table:table-row>
        <table:table-row table:style-name="ro1">
          <table:table-cell office:value-type="float" office:value="1.2599886269" calcext:value-type="float">
            <text:p>1.2599886269</text:p>
          </table:table-cell>
          <table:table-cell office:value-type="float" office:value="38" calcext:value-type="float">
            <text:p>38</text:p>
          </table:table-cell>
          <table:table-cell office:value-type="float" office:value="1.2599823225" calcext:value-type="float">
            <text:p>1.2599823225</text:p>
          </table:table-cell>
          <table:table-cell table:number-columns-repeated="2"/>
          <table:table-cell office:value-type="float" office:value="2.1040235883" calcext:value-type="float">
            <text:p>2.1040235883</text:p>
          </table:table-cell>
        </table:table-row>
        <table:table-row table:style-name="ro1">
          <table:table-cell office:value-type="float" office:value="1.2599464042" calcext:value-type="float">
            <text:p>1.2599464042</text:p>
          </table:table-cell>
          <table:table-cell office:value-type="float" office:value="39" calcext:value-type="float">
            <text:p>39</text:p>
          </table:table-cell>
          <table:table-cell office:value-type="float" office:value="1.2599400971" calcext:value-type="float">
            <text:p>1.2599400971</text:p>
          </table:table-cell>
          <table:table-cell table:number-columns-repeated="2"/>
          <table:table-cell office:value-type="float" office:value="2.1039798827" calcext:value-type="float">
            <text:p>2.1039798827</text:p>
          </table:table-cell>
        </table:table-row>
        <table:table-row table:style-name="ro1">
          <table:table-cell office:value-type="float" office:value="1.2599051122" calcext:value-type="float">
            <text:p>1.2599051122</text:p>
          </table:table-cell>
          <table:table-cell office:value-type="float" office:value="40" calcext:value-type="float">
            <text:p>40</text:p>
          </table:table-cell>
          <table:table-cell office:value-type="float" office:value="1.2598988062" calcext:value-type="float">
            <text:p>1.2598988062</text:p>
          </table:table-cell>
          <table:table-cell table:number-columns-repeated="2"/>
          <table:table-cell office:value-type="float" office:value="2.1039367357" calcext:value-type="float">
            <text:p>2.1039367357</text:p>
          </table:table-cell>
        </table:table-row>
        <table:table-row table:style-name="ro1">
          <table:table-cell office:value-type="float" office:value="1.2598647296" calcext:value-type="float">
            <text:p>1.2598647296</text:p>
          </table:table-cell>
          <table:table-cell office:value-type="float" office:value="41" calcext:value-type="float">
            <text:p>41</text:p>
          </table:table-cell>
          <table:table-cell office:value-type="float" office:value="1.259858428" calcext:value-type="float">
            <text:p>1.259858428</text:p>
          </table:table-cell>
          <table:table-cell table:number-columns-repeated="2"/>
          <table:table-cell office:value-type="float" office:value="2.1038941428" calcext:value-type="float">
            <text:p>2.1038941428</text:p>
          </table:table-cell>
        </table:table-row>
        <table:table-row table:style-name="ro1">
          <table:table-cell office:value-type="float" office:value="1.2598252354" calcext:value-type="float">
            <text:p>1.2598252354</text:p>
          </table:table-cell>
          <table:table-cell office:value-type="float" office:value="42" calcext:value-type="float">
            <text:p>42</text:p>
          </table:table-cell>
          <table:table-cell office:value-type="float" office:value="1.2598189416" calcext:value-type="float">
            <text:p>1.2598189416</text:p>
          </table:table-cell>
          <table:table-cell table:number-columns-repeated="2"/>
          <table:table-cell office:value-type="float" office:value="2.1038520994" calcext:value-type="float">
            <text:p>2.1038520994</text:p>
          </table:table-cell>
        </table:table-row>
        <table:table-row table:style-name="ro1">
          <table:table-cell office:value-type="float" office:value="1.2597866094" calcext:value-type="float">
            <text:p>1.2597866094</text:p>
          </table:table-cell>
          <table:table-cell office:value-type="float" office:value="43" calcext:value-type="float">
            <text:p>43</text:p>
          </table:table-cell>
          <table:table-cell office:value-type="float" office:value="1.2597803264" calcext:value-type="float">
            <text:p>1.2597803264</text:p>
          </table:table-cell>
          <table:table-cell table:number-columns-repeated="2"/>
          <table:table-cell office:value-type="float" office:value="2.1038106011" calcext:value-type="float">
            <text:p>2.1038106011</text:p>
          </table:table-cell>
        </table:table-row>
        <table:table-row table:style-name="ro1">
          <table:table-cell office:value-type="float" office:value="1.2597488317" calcext:value-type="float">
            <text:p>1.2597488317</text:p>
          </table:table-cell>
          <table:table-cell office:value-type="float" office:value="44" calcext:value-type="float">
            <text:p>44</text:p>
          </table:table-cell>
          <table:table-cell office:value-type="float" office:value="1.2597425624" calcext:value-type="float">
            <text:p>1.2597425624</text:p>
          </table:table-cell>
          <table:table-cell table:number-columns-repeated="2"/>
          <table:table-cell office:value-type="float" office:value="2.1037696433" calcext:value-type="float">
            <text:p>2.1037696433</text:p>
          </table:table-cell>
        </table:table-row>
        <table:table-row table:style-name="ro1">
          <table:table-cell office:value-type="float" office:value="1.2597118829" calcext:value-type="float">
            <text:p>1.2597118829</text:p>
          </table:table-cell>
          <table:table-cell office:value-type="float" office:value="45" calcext:value-type="float">
            <text:p>45</text:p>
          </table:table-cell>
          <table:table-cell office:value-type="float" office:value="1.25970563" calcext:value-type="float">
            <text:p>1.25970563</text:p>
          </table:table-cell>
          <table:table-cell table:number-columns-repeated="2"/>
          <table:table-cell office:value-type="float" office:value="2.1037292213" calcext:value-type="float">
            <text:p>2.1037292213</text:p>
          </table:table-cell>
        </table:table-row>
        <table:table-row table:style-name="ro1">
          <table:table-cell office:value-type="float" office:value="1.2596757441" calcext:value-type="float">
            <text:p>1.2596757441</text:p>
          </table:table-cell>
          <table:table-cell office:value-type="float" office:value="46" calcext:value-type="float">
            <text:p>46</text:p>
          </table:table-cell>
          <table:table-cell office:value-type="float" office:value="1.2596695101" calcext:value-type="float">
            <text:p>1.2596695101</text:p>
          </table:table-cell>
          <table:table-cell table:number-columns-repeated="2"/>
          <table:table-cell office:value-type="float" office:value="2.1036893305" calcext:value-type="float">
            <text:p>2.1036893305</text:p>
          </table:table-cell>
        </table:table-row>
        <table:table-row table:style-name="ro1">
          <table:table-cell office:value-type="float" office:value="1.2596403969" calcext:value-type="float">
            <text:p>1.2596403969</text:p>
          </table:table-cell>
          <table:table-cell office:value-type="float" office:value="47" calcext:value-type="float">
            <text:p>47</text:p>
          </table:table-cell>
          <table:table-cell office:value-type="float" office:value="1.2596341842" calcext:value-type="float">
            <text:p>1.2596341842</text:p>
          </table:table-cell>
          <table:table-cell table:number-columns-repeated="2"/>
          <table:table-cell office:value-type="float" office:value="2.1036499663" calcext:value-type="float">
            <text:p>2.1036499663</text:p>
          </table:table-cell>
        </table:table-row>
        <table:table-row table:style-name="ro1">
          <table:table-cell office:value-type="float" office:value="1.2596058233" calcext:value-type="float">
            <text:p>1.2596058233</text:p>
          </table:table-cell>
          <table:table-cell office:value-type="float" office:value="48" calcext:value-type="float">
            <text:p>48</text:p>
          </table:table-cell>
          <table:table-cell office:value-type="float" office:value="1.259599634" calcext:value-type="float">
            <text:p>1.259599634</text:p>
          </table:table-cell>
          <table:table-cell table:number-columns-repeated="2"/>
          <table:table-cell office:value-type="float" office:value="2.103611124" calcext:value-type="float">
            <text:p>2.103611124</text:p>
          </table:table-cell>
        </table:table-row>
        <table:table-row table:style-name="ro1">
          <table:table-cell office:value-type="float" office:value="1.2595720057" calcext:value-type="float">
            <text:p>1.2595720057</text:p>
          </table:table-cell>
          <table:table-cell office:value-type="float" office:value="49" calcext:value-type="float">
            <text:p>49</text:p>
          </table:table-cell>
          <table:table-cell office:value-type="float" office:value="1.259565842" calcext:value-type="float">
            <text:p>1.259565842</text:p>
          </table:table-cell>
          <table:table-cell table:number-columns-repeated="2"/>
          <table:table-cell office:value-type="float" office:value="2.103572799" calcext:value-type="float">
            <text:p>2.103572799</text:p>
          </table:table-cell>
        </table:table-row>
        <table:table-row table:style-name="ro1">
          <table:table-cell office:value-type="float" office:value="1.259538927" calcext:value-type="float">
            <text:p>1.259538927</text:p>
          </table:table-cell>
          <table:table-cell office:value-type="float" office:value="50" calcext:value-type="float">
            <text:p>50</text:p>
          </table:table-cell>
          <table:table-cell office:value-type="float" office:value="1.2595327909" calcext:value-type="float">
            <text:p>1.2595327909</text:p>
          </table:table-cell>
          <table:table-cell table:number-columns-repeated="2"/>
          <table:table-cell office:value-type="float" office:value="2.1035349865" calcext:value-type="float">
            <text:p>2.1035349865</text:p>
          </table:table-cell>
        </table:table-row>
        <table:table-row table:style-name="ro1">
          <table:table-cell office:value-type="float" office:value="1.2595065706" calcext:value-type="float">
            <text:p>1.2595065706</text:p>
          </table:table-cell>
          <table:table-cell office:value-type="float" office:value="51" calcext:value-type="float">
            <text:p>51</text:p>
          </table:table-cell>
          <table:table-cell office:value-type="float" office:value="1.2595004637" calcext:value-type="float">
            <text:p>1.2595004637</text:p>
          </table:table-cell>
          <table:table-cell table:number-columns-repeated="2"/>
          <table:table-cell office:value-type="float" office:value="2.1034976818" calcext:value-type="float">
            <text:p>2.1034976818</text:p>
          </table:table-cell>
        </table:table-row>
        <table:table-row table:style-name="ro1">
          <table:table-cell office:value-type="float" office:value="1.25947492" calcext:value-type="float">
            <text:p>1.25947492</text:p>
          </table:table-cell>
          <table:table-cell office:value-type="float" office:value="52" calcext:value-type="float">
            <text:p>52</text:p>
          </table:table-cell>
          <table:table-cell office:value-type="float" office:value="1.2594688441" calcext:value-type="float">
            <text:p>1.2594688441</text:p>
          </table:table-cell>
          <table:table-cell table:number-columns-repeated="2"/>
          <table:table-cell office:value-type="float" office:value="2.1034608801" calcext:value-type="float">
            <text:p>2.1034608801</text:p>
          </table:table-cell>
        </table:table-row>
        <table:table-row table:style-name="ro1">
          <table:table-cell office:value-type="float" office:value="1.2594439595" calcext:value-type="float">
            <text:p>1.2594439595</text:p>
          </table:table-cell>
          <table:table-cell office:value-type="float" office:value="53" calcext:value-type="float">
            <text:p>53</text:p>
          </table:table-cell>
          <table:table-cell office:value-type="float" office:value="1.259437916" calcext:value-type="float">
            <text:p>1.259437916</text:p>
          </table:table-cell>
          <table:table-cell table:number-columns-repeated="2"/>
          <table:table-cell office:value-type="float" office:value="2.1034245769" calcext:value-type="float">
            <text:p>2.1034245769</text:p>
          </table:table-cell>
        </table:table-row>
        <table:table-row table:style-name="ro1">
          <table:table-cell office:value-type="float" office:value="1.2594136734" calcext:value-type="float">
            <text:p>1.2594136734</text:p>
          </table:table-cell>
          <table:table-cell office:value-type="float" office:value="54" calcext:value-type="float">
            <text:p>54</text:p>
          </table:table-cell>
          <table:table-cell office:value-type="float" office:value="1.2594076638" calcext:value-type="float">
            <text:p>1.2594076638</text:p>
          </table:table-cell>
          <table:table-cell table:number-columns-repeated="2"/>
          <table:table-cell office:value-type="float" office:value="2.1033887673" calcext:value-type="float">
            <text:p>2.1033887673</text:p>
          </table:table-cell>
        </table:table-row>
        <table:table-row table:style-name="ro1">
          <table:table-cell office:value-type="float" office:value="1.2593840466" calcext:value-type="float">
            <text:p>1.2593840466</text:p>
          </table:table-cell>
          <table:table-cell office:value-type="float" office:value="55" calcext:value-type="float">
            <text:p>55</text:p>
          </table:table-cell>
          <table:table-cell office:value-type="float" office:value="1.2593780723" calcext:value-type="float">
            <text:p>1.2593780723</text:p>
          </table:table-cell>
          <table:table-cell table:number-columns-repeated="2"/>
          <table:table-cell office:value-type="float" office:value="2.1033534467" calcext:value-type="float">
            <text:p>2.1033534467</text:p>
          </table:table-cell>
        </table:table-row>
        <table:table-row table:style-name="ro1">
          <table:table-cell office:value-type="float" office:value="1.2593550643" calcext:value-type="float">
            <text:p>1.2593550643</text:p>
          </table:table-cell>
          <table:table-cell office:value-type="float" office:value="56" calcext:value-type="float">
            <text:p>56</text:p>
          </table:table-cell>
          <table:table-cell office:value-type="float" office:value="1.2593491265" calcext:value-type="float">
            <text:p>1.2593491265</text:p>
          </table:table-cell>
          <table:table-cell table:number-columns-repeated="2"/>
          <table:table-cell office:value-type="float" office:value="2.1033186102" calcext:value-type="float">
            <text:p>2.1033186102</text:p>
          </table:table-cell>
        </table:table-row>
        <table:table-row table:style-name="ro1">
          <table:table-cell office:value-type="float" office:value="1.2593267122" calcext:value-type="float">
            <text:p>1.2593267122</text:p>
          </table:table-cell>
          <table:table-cell office:value-type="float" office:value="57" calcext:value-type="float">
            <text:p>57</text:p>
          </table:table-cell>
          <table:table-cell office:value-type="float" office:value="1.2593208119" calcext:value-type="float">
            <text:p>1.2593208119</text:p>
          </table:table-cell>
          <table:table-cell table:number-columns-repeated="2"/>
          <table:table-cell office:value-type="float" office:value="2.1032842532" calcext:value-type="float">
            <text:p>2.1032842532</text:p>
          </table:table-cell>
        </table:table-row>
        <table:table-row table:style-name="ro1">
          <table:table-cell office:value-type="float" office:value="1.259298976" calcext:value-type="float">
            <text:p>1.259298976</text:p>
          </table:table-cell>
          <table:table-cell office:value-type="float" office:value="58" calcext:value-type="float">
            <text:p>58</text:p>
          </table:table-cell>
          <table:table-cell office:value-type="float" office:value="1.2592931144" calcext:value-type="float">
            <text:p>1.2592931144</text:p>
          </table:table-cell>
          <table:table-cell table:number-columns-repeated="2"/>
          <table:table-cell office:value-type="float" office:value="2.1032503709" calcext:value-type="float">
            <text:p>2.1032503709</text:p>
          </table:table-cell>
        </table:table-row>
        <table:table-row table:style-name="ro1">
          <table:table-cell office:value-type="float" office:value="1.2592718421" calcext:value-type="float">
            <text:p>1.2592718421</text:p>
          </table:table-cell>
          <table:table-cell office:value-type="float" office:value="59" calcext:value-type="float">
            <text:p>59</text:p>
          </table:table-cell>
          <table:table-cell office:value-type="float" office:value="1.25926602" calcext:value-type="float">
            <text:p>1.25926602</text:p>
          </table:table-cell>
          <table:table-cell table:number-columns-repeated="2"/>
          <table:table-cell office:value-type="float" office:value="2.1032169586" calcext:value-type="float">
            <text:p>2.1032169586</text:p>
          </table:table-cell>
        </table:table-row>
        <table:table-row table:style-name="ro1">
          <table:table-cell office:value-type="float" office:value="1.2592452971" calcext:value-type="float">
            <text:p>1.2592452971</text:p>
          </table:table-cell>
          <table:table-cell office:value-type="float" office:value="60" calcext:value-type="float">
            <text:p>60</text:p>
          </table:table-cell>
          <table:table-cell office:value-type="float" office:value="1.2592395154" calcext:value-type="float">
            <text:p>1.2592395154</text:p>
          </table:table-cell>
          <table:table-cell table:number-columns-repeated="2"/>
          <table:table-cell office:value-type="float" office:value="2.1031840117" calcext:value-type="float">
            <text:p>2.1031840117</text:p>
          </table:table-cell>
        </table:table-row>
        <table:table-row table:style-name="ro1">
          <table:table-cell office:value-type="float" office:value="1.2592193278" calcext:value-type="float">
            <text:p>1.2592193278</text:p>
          </table:table-cell>
          <table:table-cell office:value-type="float" office:value="61" calcext:value-type="float">
            <text:p>61</text:p>
          </table:table-cell>
          <table:table-cell office:value-type="float" office:value="1.2592135873" calcext:value-type="float">
            <text:p>1.2592135873</text:p>
          </table:table-cell>
          <table:table-cell table:number-columns-repeated="2"/>
          <table:table-cell office:value-type="float" office:value="2.1031515253" calcext:value-type="float">
            <text:p>2.1031515253</text:p>
          </table:table-cell>
        </table:table-row>
        <table:table-row table:style-name="ro1">
          <table:table-cell office:value-type="float" office:value="1.2591939215" calcext:value-type="float">
            <text:p>1.2591939215</text:p>
          </table:table-cell>
          <table:table-cell office:value-type="float" office:value="62" calcext:value-type="float">
            <text:p>62</text:p>
          </table:table-cell>
          <table:table-cell office:value-type="float" office:value="1.2591882229" calcext:value-type="float">
            <text:p>1.2591882229</text:p>
          </table:table-cell>
          <table:table-cell table:number-columns-repeated="2"/>
          <table:table-cell office:value-type="float" office:value="2.1031194949" calcext:value-type="float">
            <text:p>2.1031194949</text:p>
          </table:table-cell>
        </table:table-row>
        <table:table-row table:style-name="ro1">
          <table:table-cell office:value-type="float" office:value="1.2591690656" calcext:value-type="float">
            <text:p>1.2591690656</text:p>
          </table:table-cell>
          <table:table-cell office:value-type="float" office:value="63" calcext:value-type="float">
            <text:p>63</text:p>
          </table:table-cell>
          <table:table-cell office:value-type="float" office:value="1.2591634096" calcext:value-type="float">
            <text:p>1.2591634096</text:p>
          </table:table-cell>
          <table:table-cell table:number-columns-repeated="2"/>
          <table:table-cell office:value-type="float" office:value="2.1030879158" calcext:value-type="float">
            <text:p>2.1030879158</text:p>
          </table:table-cell>
        </table:table-row>
        <table:table-row table:style-name="ro1">
          <table:table-cell office:value-type="float" office:value="1.259144748" calcext:value-type="float">
            <text:p>1.259144748</text:p>
          </table:table-cell>
          <table:table-cell office:value-type="float" office:value="64" calcext:value-type="float">
            <text:p>64</text:p>
          </table:table-cell>
          <table:table-cell office:value-type="float" office:value="1.2591391351" calcext:value-type="float">
            <text:p>1.2591391351</text:p>
          </table:table-cell>
          <table:table-cell table:number-columns-repeated="2"/>
          <table:table-cell office:value-type="float" office:value="2.1030567832" calcext:value-type="float">
            <text:p>2.1030567832</text:p>
          </table:table-cell>
        </table:table-row>
        <table:table-row table:style-name="ro1">
          <table:table-cell office:value-type="float" office:value="1.2591209568" calcext:value-type="float">
            <text:p>1.2591209568</text:p>
          </table:table-cell>
          <table:table-cell office:value-type="float" office:value="65" calcext:value-type="float">
            <text:p>65</text:p>
          </table:table-cell>
          <table:table-cell office:value-type="float" office:value="1.2591153874" calcext:value-type="float">
            <text:p>1.2591153874</text:p>
          </table:table-cell>
          <table:table-cell table:number-columns-repeated="2"/>
          <table:table-cell office:value-type="float" office:value="2.1030260926" calcext:value-type="float">
            <text:p>2.1030260926</text:p>
          </table:table-cell>
        </table:table-row>
        <table:table-row table:style-name="ro1">
          <table:table-cell office:value-type="float" office:value="1.2590976803" calcext:value-type="float">
            <text:p>1.2590976803</text:p>
          </table:table-cell>
          <table:table-cell office:value-type="float" office:value="66" calcext:value-type="float">
            <text:p>66</text:p>
          </table:table-cell>
          <table:table-cell office:value-type="float" office:value="1.259092155" calcext:value-type="float">
            <text:p>1.259092155</text:p>
          </table:table-cell>
          <table:table-cell table:number-columns-repeated="2"/>
          <table:table-cell office:value-type="float" office:value="2.1029958393" calcext:value-type="float">
            <text:p>2.1029958393</text:p>
          </table:table-cell>
        </table:table-row>
        <table:table-row table:style-name="ro1">
          <table:table-cell office:value-type="float" office:value="1.2590749072" calcext:value-type="float">
            <text:p>1.2590749072</text:p>
          </table:table-cell>
          <table:table-cell office:value-type="float" office:value="67" calcext:value-type="float">
            <text:p>67</text:p>
          </table:table-cell>
          <table:table-cell office:value-type="float" office:value="1.2590694263" calcext:value-type="float">
            <text:p>1.2590694263</text:p>
          </table:table-cell>
          <table:table-cell table:number-columns-repeated="2"/>
          <table:table-cell office:value-type="float" office:value="2.1029660187" calcext:value-type="float">
            <text:p>2.1029660187</text:p>
          </table:table-cell>
        </table:table-row>
        <table:table-row table:style-name="ro1">
          <table:table-cell office:value-type="float" office:value="1.2590526264" calcext:value-type="float">
            <text:p>1.2590526264</text:p>
          </table:table-cell>
          <table:table-cell office:value-type="float" office:value="68" calcext:value-type="float">
            <text:p>68</text:p>
          </table:table-cell>
          <table:table-cell office:value-type="float" office:value="1.2590471902" calcext:value-type="float">
            <text:p>1.2590471902</text:p>
          </table:table-cell>
          <table:table-cell table:number-columns-repeated="2"/>
          <table:table-cell office:value-type="float" office:value="2.1029366262" calcext:value-type="float">
            <text:p>2.1029366262</text:p>
          </table:table-cell>
        </table:table-row>
        <table:table-row table:style-name="ro1">
          <table:table-cell office:value-type="float" office:value="1.259030827" calcext:value-type="float">
            <text:p>1.259030827</text:p>
          </table:table-cell>
          <table:table-cell office:value-type="float" office:value="69" calcext:value-type="float">
            <text:p>69</text:p>
          </table:table-cell>
          <table:table-cell office:value-type="float" office:value="1.2590254358" calcext:value-type="float">
            <text:p>1.2590254358</text:p>
          </table:table-cell>
          <table:table-cell table:number-columns-repeated="2"/>
          <table:table-cell office:value-type="float" office:value="2.1029076573" calcext:value-type="float">
            <text:p>2.1029076573</text:p>
          </table:table-cell>
        </table:table-row>
        <table:table-row table:style-name="ro1">
          <table:table-cell office:value-type="float" office:value="1.2590094985" calcext:value-type="float">
            <text:p>1.2590094985</text:p>
          </table:table-cell>
          <table:table-cell office:value-type="float" office:value="70" calcext:value-type="float">
            <text:p>70</text:p>
          </table:table-cell>
          <table:table-cell office:value-type="float" office:value="1.2590041525" calcext:value-type="float">
            <text:p>1.2590041525</text:p>
          </table:table-cell>
          <table:table-cell table:number-columns-repeated="2"/>
          <table:table-cell office:value-type="float" office:value="2.1028791074" calcext:value-type="float">
            <text:p>2.1028791074</text:p>
          </table:table-cell>
        </table:table-row>
        <table:table-row table:style-name="ro1">
          <table:table-cell office:value-type="float" office:value="1.2589886305" calcext:value-type="float">
            <text:p>1.2589886305</text:p>
          </table:table-cell>
          <table:table-cell office:value-type="float" office:value="71" calcext:value-type="float">
            <text:p>71</text:p>
          </table:table-cell>
          <table:table-cell office:value-type="float" office:value="1.2589833299" calcext:value-type="float">
            <text:p>1.2589833299</text:p>
          </table:table-cell>
          <table:table-cell table:number-columns-repeated="2"/>
          <table:table-cell office:value-type="float" office:value="2.1028509719" calcext:value-type="float">
            <text:p>2.1028509719</text:p>
          </table:table-cell>
        </table:table-row>
        <table:table-row table:style-name="ro1">
          <table:table-cell office:value-type="float" office:value="1.2589682129" calcext:value-type="float">
            <text:p>1.2589682129</text:p>
          </table:table-cell>
          <table:table-cell office:value-type="float" office:value="72" calcext:value-type="float">
            <text:p>72</text:p>
          </table:table-cell>
          <table:table-cell office:value-type="float" office:value="1.2589629579" calcext:value-type="float">
            <text:p>1.2589629579</text:p>
          </table:table-cell>
          <table:table-cell table:number-columns-repeated="2"/>
          <table:table-cell office:value-type="float" office:value="2.1028232464" calcext:value-type="float">
            <text:p>2.1028232464</text:p>
          </table:table-cell>
        </table:table-row>
        <table:table-row table:style-name="ro1">
          <table:table-cell office:value-type="float" office:value="1.2589482359" calcext:value-type="float">
            <text:p>1.2589482359</text:p>
          </table:table-cell>
          <table:table-cell office:value-type="float" office:value="73" calcext:value-type="float">
            <text:p>73</text:p>
          </table:table-cell>
          <table:table-cell office:value-type="float" office:value="1.2589430264" calcext:value-type="float">
            <text:p>1.2589430264</text:p>
          </table:table-cell>
          <table:table-cell table:number-columns-repeated="2"/>
          <table:table-cell office:value-type="float" office:value="2.1027959264" calcext:value-type="float">
            <text:p>2.1027959264</text:p>
          </table:table-cell>
        </table:table-row>
        <table:table-row table:style-name="ro1">
          <table:table-cell office:value-type="float" office:value="1.2589286896" calcext:value-type="float">
            <text:p>1.2589286896</text:p>
          </table:table-cell>
          <table:table-cell office:value-type="float" office:value="74" calcext:value-type="float">
            <text:p>74</text:p>
          </table:table-cell>
          <table:table-cell office:value-type="float" office:value="1.2589235258" calcext:value-type="float">
            <text:p>1.2589235258</text:p>
          </table:table-cell>
          <table:table-cell table:number-columns-repeated="2"/>
          <table:table-cell office:value-type="float" office:value="2.1027690075" calcext:value-type="float">
            <text:p>2.1027690075</text:p>
          </table:table-cell>
        </table:table-row>
        <table:table-row table:style-name="ro1">
          <table:table-cell office:value-type="float" office:value="1.2589095649" calcext:value-type="float">
            <text:p>1.2589095649</text:p>
          </table:table-cell>
          <table:table-cell office:value-type="float" office:value="75" calcext:value-type="float">
            <text:p>75</text:p>
          </table:table-cell>
          <table:table-cell office:value-type="float" office:value="1.2589044467" calcext:value-type="float">
            <text:p>1.2589044467</text:p>
          </table:table-cell>
          <table:table-cell table:number-columns-repeated="2"/>
          <table:table-cell office:value-type="float" office:value="2.1027424851" calcext:value-type="float">
            <text:p>2.1027424851</text:p>
          </table:table-cell>
        </table:table-row>
        <table:table-row table:style-name="ro1">
          <table:table-cell office:value-type="float" office:value="1.2588908523" calcext:value-type="float">
            <text:p>1.2588908523</text:p>
          </table:table-cell>
          <table:table-cell office:value-type="float" office:value="76" calcext:value-type="float">
            <text:p>76</text:p>
          </table:table-cell>
          <table:table-cell office:value-type="float" office:value="1.2588857797" calcext:value-type="float">
            <text:p>1.2588857797</text:p>
          </table:table-cell>
          <table:table-cell table:number-columns-repeated="2"/>
          <table:table-cell office:value-type="float" office:value="2.102716355" calcext:value-type="float">
            <text:p>2.102716355</text:p>
          </table:table-cell>
        </table:table-row>
        <table:table-row table:style-name="ro1">
          <table:table-cell office:value-type="float" office:value="1.2588725429" calcext:value-type="float">
            <text:p>1.2588725429</text:p>
          </table:table-cell>
          <table:table-cell office:value-type="float" office:value="77" calcext:value-type="float">
            <text:p>77</text:p>
          </table:table-cell>
          <table:table-cell office:value-type="float" office:value="1.2588675159" calcext:value-type="float">
            <text:p>1.2588675159</text:p>
          </table:table-cell>
          <table:table-cell table:number-columns-repeated="2"/>
          <table:table-cell office:value-type="float" office:value="2.1026906127" calcext:value-type="float">
            <text:p>2.1026906127</text:p>
          </table:table-cell>
        </table:table-row>
        <table:table-row table:style-name="ro1">
          <table:table-cell office:value-type="float" office:value="1.2588546278" calcext:value-type="float">
            <text:p>1.2588546278</text:p>
          </table:table-cell>
          <table:table-cell office:value-type="float" office:value="78" calcext:value-type="float">
            <text:p>78</text:p>
          </table:table-cell>
          <table:table-cell office:value-type="float" office:value="1.2588496462" calcext:value-type="float">
            <text:p>1.2588496462</text:p>
          </table:table-cell>
          <table:table-cell table:number-columns-repeated="2"/>
          <table:table-cell office:value-type="float" office:value="2.1026652539" calcext:value-type="float">
            <text:p>2.1026652539</text:p>
          </table:table-cell>
        </table:table-row>
        <table:table-row table:style-name="ro1">
          <table:table-cell office:value-type="float" office:value="1.2588370984" calcext:value-type="float">
            <text:p>1.2588370984</text:p>
          </table:table-cell>
          <table:table-cell office:value-type="float" office:value="79" calcext:value-type="float">
            <text:p>79</text:p>
          </table:table-cell>
          <table:table-cell office:value-type="float" office:value="1.2588321622" calcext:value-type="float">
            <text:p>1.2588321622</text:p>
          </table:table-cell>
          <table:table-cell table:number-columns-repeated="2"/>
          <table:table-cell office:value-type="float" office:value="2.1026402743" calcext:value-type="float">
            <text:p>2.1026402743</text:p>
          </table:table-cell>
        </table:table-row>
        <table:table-row table:style-name="ro1">
          <table:table-cell office:value-type="float" office:value="1.2588199463" calcext:value-type="float">
            <text:p>1.2588199463</text:p>
          </table:table-cell>
          <table:table-cell office:value-type="float" office:value="80" calcext:value-type="float">
            <text:p>80</text:p>
          </table:table-cell>
          <table:table-cell office:value-type="float" office:value="1.2588150552" calcext:value-type="float">
            <text:p>1.2588150552</text:p>
          </table:table-cell>
          <table:table-cell table:number-columns-repeated="2"/>
          <table:table-cell office:value-type="float" office:value="2.1026156695" calcext:value-type="float">
            <text:p>2.1026156695</text:p>
          </table:table-cell>
        </table:table-row>
        <table:table-row table:style-name="ro1">
          <table:table-cell office:value-type="float" office:value="1.2588031632" calcext:value-type="float">
            <text:p>1.2588031632</text:p>
          </table:table-cell>
          <table:table-cell office:value-type="float" office:value="81" calcext:value-type="float">
            <text:p>81</text:p>
          </table:table-cell>
          <table:table-cell office:value-type="float" office:value="1.2587983171" calcext:value-type="float">
            <text:p>1.2587983171</text:p>
          </table:table-cell>
          <table:table-cell table:number-columns-repeated="2"/>
          <table:table-cell office:value-type="float" office:value="2.1025914354" calcext:value-type="float">
            <text:p>2.1025914354</text:p>
          </table:table-cell>
        </table:table-row>
        <table:table-row table:style-name="ro1">
          <table:table-cell office:value-type="float" office:value="1.258786741" calcext:value-type="float">
            <text:p>1.258786741</text:p>
          </table:table-cell>
          <table:table-cell office:value-type="float" office:value="82" calcext:value-type="float">
            <text:p>82</text:p>
          </table:table-cell>
          <table:table-cell office:value-type="float" office:value="1.2587819396" calcext:value-type="float">
            <text:p>1.2587819396</text:p>
          </table:table-cell>
          <table:table-cell table:number-columns-repeated="2"/>
          <table:table-cell office:value-type="float" office:value="2.1025675678" calcext:value-type="float">
            <text:p>2.1025675678</text:p>
          </table:table-cell>
        </table:table-row>
        <table:table-row table:style-name="ro1">
          <table:table-cell office:value-type="float" office:value="1.2587706718" calcext:value-type="float">
            <text:p>1.2587706718</text:p>
          </table:table-cell>
          <table:table-cell office:value-type="float" office:value="83" calcext:value-type="float">
            <text:p>83</text:p>
          </table:table-cell>
          <table:table-cell office:value-type="float" office:value="1.258765915" calcext:value-type="float">
            <text:p>1.258765915</text:p>
          </table:table-cell>
          <table:table-cell table:number-columns-repeated="2"/>
          <table:table-cell office:value-type="float" office:value="2.1025440623" calcext:value-type="float">
            <text:p>2.1025440623</text:p>
          </table:table-cell>
        </table:table-row>
        <table:table-row table:style-name="ro1">
          <table:table-cell office:value-type="float" office:value="1.258754948" calcext:value-type="float">
            <text:p>1.258754948</text:p>
          </table:table-cell>
          <table:table-cell office:value-type="float" office:value="84" calcext:value-type="float">
            <text:p>84</text:p>
          </table:table-cell>
          <table:table-cell office:value-type="float" office:value="1.2587502353" calcext:value-type="float">
            <text:p>1.2587502353</text:p>
          </table:table-cell>
          <table:table-cell table:number-columns-repeated="2"/>
          <table:table-cell office:value-type="float" office:value="2.1025209149" calcext:value-type="float">
            <text:p>2.1025209149</text:p>
          </table:table-cell>
        </table:table-row>
        <table:table-row table:style-name="ro1">
          <table:table-cell office:value-type="float" office:value="1.2587395618" calcext:value-type="float">
            <text:p>1.2587395618</text:p>
          </table:table-cell>
          <table:table-cell office:value-type="float" office:value="85" calcext:value-type="float">
            <text:p>85</text:p>
          </table:table-cell>
          <table:table-cell office:value-type="float" office:value="1.2587348931" calcext:value-type="float">
            <text:p>1.2587348931</text:p>
          </table:table-cell>
          <table:table-cell table:number-columns-repeated="2"/>
          <table:table-cell office:value-type="float" office:value="2.1024981214" calcext:value-type="float">
            <text:p>2.1024981214</text:p>
          </table:table-cell>
        </table:table-row>
        <table:table-row table:style-name="ro1">
          <table:table-cell office:value-type="float" office:value="1.2587245058" calcext:value-type="float">
            <text:p>1.2587245058</text:p>
          </table:table-cell>
          <table:table-cell office:value-type="float" office:value="86" calcext:value-type="float">
            <text:p>86</text:p>
          </table:table-cell>
          <table:table-cell office:value-type="float" office:value="1.2587198808" calcext:value-type="float">
            <text:p>1.2587198808</text:p>
          </table:table-cell>
          <table:table-cell table:number-columns-repeated="2"/>
          <table:table-cell office:value-type="float" office:value="2.1024756778" calcext:value-type="float">
            <text:p>2.1024756778</text:p>
          </table:table-cell>
        </table:table-row>
        <table:table-row table:style-name="ro1">
          <table:table-cell office:value-type="float" office:value="1.2587097729" calcext:value-type="float">
            <text:p>1.2587097729</text:p>
          </table:table-cell>
          <table:table-cell office:value-type="float" office:value="87" calcext:value-type="float">
            <text:p>87</text:p>
          </table:table-cell>
          <table:table-cell office:value-type="float" office:value="1.2587051912" calcext:value-type="float">
            <text:p>1.2587051912</text:p>
          </table:table-cell>
          <table:table-cell table:number-columns-repeated="2"/>
          <table:table-cell office:value-type="float" office:value="2.1024535799" calcext:value-type="float">
            <text:p>2.1024535799</text:p>
          </table:table-cell>
        </table:table-row>
        <table:table-row table:style-name="ro1">
          <table:table-cell office:value-type="float" office:value="1.258695356" calcext:value-type="float">
            <text:p>1.258695356</text:p>
          </table:table-cell>
          <table:table-cell office:value-type="float" office:value="88" calcext:value-type="float">
            <text:p>88</text:p>
          </table:table-cell>
          <table:table-cell office:value-type="float" office:value="1.2586908172" calcext:value-type="float">
            <text:p>1.2586908172</text:p>
          </table:table-cell>
          <table:table-cell table:number-columns-repeated="2"/>
          <table:table-cell office:value-type="float" office:value="2.1024318237" calcext:value-type="float">
            <text:p>2.1024318237</text:p>
          </table:table-cell>
        </table:table-row>
        <table:table-row table:style-name="ro1">
          <table:table-cell office:value-type="float" office:value="1.2586812479" calcext:value-type="float">
            <text:p>1.2586812479</text:p>
          </table:table-cell>
          <table:table-cell office:value-type="float" office:value="89" calcext:value-type="float">
            <text:p>89</text:p>
          </table:table-cell>
          <table:table-cell office:value-type="float" office:value="1.2586767517" calcext:value-type="float">
            <text:p>1.2586767517</text:p>
          </table:table-cell>
          <table:table-cell table:number-columns-repeated="2"/>
          <table:table-cell office:value-type="float" office:value="2.1024104053" calcext:value-type="float">
            <text:p>2.1024104053</text:p>
          </table:table-cell>
        </table:table-row>
        <table:table-row table:style-name="ro1">
          <table:table-cell office:value-type="float" office:value="1.258667442" calcext:value-type="float">
            <text:p>1.258667442</text:p>
          </table:table-cell>
          <table:table-cell office:value-type="float" office:value="90" calcext:value-type="float">
            <text:p>90</text:p>
          </table:table-cell>
          <table:table-cell office:value-type="float" office:value="1.258662988" calcext:value-type="float">
            <text:p>1.258662988</text:p>
          </table:table-cell>
          <table:table-cell table:number-columns-repeated="2"/>
          <table:table-cell office:value-type="float" office:value="2.1023893206" calcext:value-type="float">
            <text:p>2.1023893206</text:p>
          </table:table-cell>
        </table:table-row>
        <table:table-row table:style-name="ro1">
          <table:table-cell office:value-type="float" office:value="1.2586539315" calcext:value-type="float">
            <text:p>1.2586539315</text:p>
          </table:table-cell>
          <table:table-cell office:value-type="float" office:value="91" calcext:value-type="float">
            <text:p>91</text:p>
          </table:table-cell>
          <table:table-cell office:value-type="float" office:value="1.2586495193" calcext:value-type="float">
            <text:p>1.2586495193</text:p>
          </table:table-cell>
          <table:table-cell table:number-columns-repeated="2"/>
          <table:table-cell office:value-type="float" office:value="2.1023685657" calcext:value-type="float">
            <text:p>2.1023685657</text:p>
          </table:table-cell>
        </table:table-row>
        <table:table-row table:style-name="ro1">
          <table:table-cell office:value-type="float" office:value="1.2586407099" calcext:value-type="float">
            <text:p>1.2586407099</text:p>
          </table:table-cell>
          <table:table-cell office:value-type="float" office:value="92" calcext:value-type="float">
            <text:p>92</text:p>
          </table:table-cell>
          <table:table-cell office:value-type="float" office:value="1.2586363391" calcext:value-type="float">
            <text:p>1.2586363391</text:p>
          </table:table-cell>
          <table:table-cell table:number-columns-repeated="2"/>
          <table:table-cell office:value-type="float" office:value="2.1023481367" calcext:value-type="float">
            <text:p>2.1023481367</text:p>
          </table:table-cell>
        </table:table-row>
        <table:table-row table:style-name="ro1">
          <table:table-cell office:value-type="float" office:value="1.2586277708" calcext:value-type="float">
            <text:p>1.2586277708</text:p>
          </table:table-cell>
          <table:table-cell office:value-type="float" office:value="93" calcext:value-type="float">
            <text:p>93</text:p>
          </table:table-cell>
          <table:table-cell office:value-type="float" office:value="1.258623441" calcext:value-type="float">
            <text:p>1.258623441</text:p>
          </table:table-cell>
          <table:table-cell table:number-columns-repeated="2"/>
          <table:table-cell office:value-type="float" office:value="2.1023280298" calcext:value-type="float">
            <text:p>2.1023280298</text:p>
          </table:table-cell>
        </table:table-row>
        <table:table-row table:style-name="ro1">
          <table:table-cell office:value-type="float" office:value="1.2586151079" calcext:value-type="float">
            <text:p>1.2586151079</text:p>
          </table:table-cell>
          <table:table-cell office:value-type="float" office:value="94" calcext:value-type="float">
            <text:p>94</text:p>
          </table:table-cell>
          <table:table-cell office:value-type="float" office:value="1.2586108185" calcext:value-type="float">
            <text:p>1.2586108185</text:p>
          </table:table-cell>
          <table:table-cell table:number-columns-repeated="2"/>
          <table:table-cell office:value-type="float" office:value="2.102308241" calcext:value-type="float">
            <text:p>2.102308241</text:p>
          </table:table-cell>
        </table:table-row>
        <table:table-row table:style-name="ro1">
          <table:table-cell office:value-type="float" office:value="1.258602715" calcext:value-type="float">
            <text:p>1.258602715</text:p>
          </table:table-cell>
          <table:table-cell office:value-type="float" office:value="95" calcext:value-type="float">
            <text:p>95</text:p>
          </table:table-cell>
          <table:table-cell office:value-type="float" office:value="1.2585984657" calcext:value-type="float">
            <text:p>1.2585984657</text:p>
          </table:table-cell>
          <table:table-cell table:number-columns-repeated="2"/>
          <table:table-cell office:value-type="float" office:value="2.1022887667" calcext:value-type="float">
            <text:p>2.1022887667</text:p>
          </table:table-cell>
        </table:table-row>
        <table:table-row table:style-name="ro1">
          <table:table-cell office:value-type="float" office:value="1.258590586" calcext:value-type="float">
            <text:p>1.258590586</text:p>
          </table:table-cell>
          <table:table-cell office:value-type="float" office:value="96" calcext:value-type="float">
            <text:p>96</text:p>
          </table:table-cell>
          <table:table-cell office:value-type="float" office:value="1.2585863763" calcext:value-type="float">
            <text:p>1.2585863763</text:p>
          </table:table-cell>
          <table:table-cell table:number-columns-repeated="2"/>
          <table:table-cell office:value-type="float" office:value="2.1022696031" calcext:value-type="float">
            <text:p>2.1022696031</text:p>
          </table:table-cell>
        </table:table-row>
        <table:table-row table:style-name="ro1">
          <table:table-cell office:value-type="float" office:value="1.2585787151" calcext:value-type="float">
            <text:p>1.2585787151</text:p>
          </table:table-cell>
          <table:table-cell office:value-type="float" office:value="97" calcext:value-type="float">
            <text:p>97</text:p>
          </table:table-cell>
          <table:table-cell office:value-type="float" office:value="1.2585745445" calcext:value-type="float">
            <text:p>1.2585745445</text:p>
          </table:table-cell>
          <table:table-cell table:number-columns-repeated="2"/>
          <table:table-cell office:value-type="float" office:value="2.1022507463" calcext:value-type="float">
            <text:p>2.1022507463</text:p>
          </table:table-cell>
        </table:table-row>
        <table:table-row table:style-name="ro1">
          <table:table-cell office:value-type="float" office:value="1.2585670965" calcext:value-type="float">
            <text:p>1.2585670965</text:p>
          </table:table-cell>
          <table:table-cell office:value-type="float" office:value="98" calcext:value-type="float">
            <text:p>98</text:p>
          </table:table-cell>
          <table:table-cell office:value-type="float" office:value="1.2585629645" calcext:value-type="float">
            <text:p>1.2585629645</text:p>
          </table:table-cell>
          <table:table-cell table:number-columns-repeated="2"/>
          <table:table-cell office:value-type="float" office:value="2.1022321927" calcext:value-type="float">
            <text:p>2.1022321927</text:p>
          </table:table-cell>
        </table:table-row>
        <table:table-row table:style-name="ro1">
          <table:table-cell office:value-type="float" office:value="1.2585557244" calcext:value-type="float">
            <text:p>1.2585557244</text:p>
          </table:table-cell>
          <table:table-cell office:value-type="float" office:value="99" calcext:value-type="float">
            <text:p>99</text:p>
          </table:table-cell>
          <table:table-cell office:value-type="float" office:value="1.2585516304" calcext:value-type="float">
            <text:p>1.2585516304</text:p>
          </table:table-cell>
          <table:table-cell table:number-columns-repeated="2"/>
          <table:table-cell office:value-type="float" office:value="2.1022139387" calcext:value-type="float">
            <text:p>2.1022139387</text:p>
          </table:table-cell>
        </table:table-row>
        <table:table-row table:style-name="ro1">
          <table:table-cell office:value-type="float" office:value="1.2585445932" calcext:value-type="float">
            <text:p>1.2585445932</text:p>
          </table:table-cell>
          <table:table-cell office:value-type="float" office:value="100" calcext:value-type="float">
            <text:p>100</text:p>
          </table:table-cell>
          <table:table-cell office:value-type="float" office:value="1.2585405369" calcext:value-type="float">
            <text:p>1.2585405369</text:p>
          </table:table-cell>
          <table:table-cell table:number-columns-repeated="2"/>
          <table:table-cell office:value-type="float" office:value="2.1021959806" calcext:value-type="float">
            <text:p>2.1021959806</text:p>
          </table:table-cell>
        </table:table-row>
      </table:table>
      <table:table table:name="RNN_feedforward_2nd_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1.3484260142908" calcext:value-type="float">
            <text:p>1.3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793872181665102" calcext:value-type="float">
            <text:p>0.7938721816651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7938721816651" calcext:value-type="float">
            <text:p>0.77938721816651</text:p>
          </table:table-cell>
          <table:table-cell table:formula="of:=[.H9]*[.H5]+[.I5]*[.I9]" office:value-type="float" office:value="1.05877443633302" calcext:value-type="float">
            <text:p>1.05877443633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5548030398803" calcext:value-type="float">
            <text:p>0.685548030398803</text:p>
          </table:table-cell>
          <table:table-cell table:style-name="ce1" table:formula="of:=1/(1+EXP(-[.K10]))" office:value-type="float" office:value="0.742456268841488" calcext:value-type="float">
            <text:p>0.742456268841488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1.09685202858159" calcext:value-type="float">
            <text:p>1.0969</text:p>
          </table:table-cell>
          <table:table-cell table:formula="of:=[.C21]*[.C19]+[.D21]*[.D19]+[.E21]*[.E19]+[.F21]*[.F19]+[.G21]*[.G19]" office:value-type="float" office:value="1.34527804287239" calcext:value-type="float">
            <text:p>1.34527804287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749669806012213" calcext:value-type="float">
            <text:p>0.749669806012213</text:p>
          </table:table-cell>
          <table:table-cell table:formula="of:=1/(1+EXP(-[.I22]))" office:value-type="float" office:value="0.793356573763085" calcext:value-type="float">
            <text:p>0.7933565737630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4540384827873" calcext:value-type="float">
            <text:p>1.4540384827873</text:p>
          </table:table-cell>
          <table:table-cell table:formula="of:=[.H23]*[.H19]+[.I19]*[.I23]+[.J23]*[.J19]" office:value-type="float" office:value="1.05867131475262" calcext:value-type="float">
            <text:p>1.0586713147526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10619182433587" calcext:value-type="float">
            <text:p>0.81061918243358700000</text:p>
          </table:table-cell>
          <table:table-cell table:formula="of:=1/(1+EXP(-[.L24]))" office:value-type="float" office:value="0.74243654995985" calcext:value-type="float">
            <text:p>0.74243654995985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1.09685202858159" calcext:value-type="float">
            <text:p>1.0969</text:p>
          </table:table-cell>
          <table:table-cell table:formula="of:=[.C63]*[.C61]+[.D63]*[.D61]+[.E63]*[.E61]+[.F63]*[.F61]+[.G63]*[.G61]" office:value-type="float" office:value="1.3484260142908" calcext:value-type="float">
            <text:p>1.3484260142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799365413394301" calcext:value-type="float">
            <text:p>0.799365413394301</text:p>
          </table:table-cell>
          <table:table-cell table:formula="of:=TANH([.I64])" office:value-type="float" office:value="0.873681267202013" calcext:value-type="float">
            <text:p>0.8736812672020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747362534404" calcext:value-type="float">
            <text:p>1.0747362534404</text:p>
          </table:table-cell>
          <table:table-cell table:formula="of:=[.H65]*[.H61]+[.I61]*[.I65]+[.J65]*[.J61]" office:value-type="float" office:value="1.59151342838084" calcext:value-type="float">
            <text:p>1.59151342838084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1238948709095" calcext:value-type="float">
            <text:p>0.79123894870909500000</text:p>
          </table:table-cell>
          <table:table-cell table:formula="of:=TANH([.L66])" office:value-type="float" office:value="0.920381055942667" calcext:value-type="float">
            <text:p>0.92038105594266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1.19370405716319" calcext:value-type="float">
            <text:p>1.1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767402877262238" calcext:value-type="float">
            <text:p>0.7674028772622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76740287726224" calcext:value-type="float">
            <text:p>0.276740287726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68746881543362" calcext:value-type="float">
            <text:p>0.568746881543362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598122817080353" calcext:value-type="float">
            <text:p>0.598122817080353</text:p>
          </table:table-cell>
          <table:table-cell table:formula="of:=[.J79]*[.J73]+[.K73]*[.K79]" office:value-type="float" office:value="1.21187219338903" calcext:value-type="float">
            <text:p>1.2118721933890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3"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table:number-columns-repeated="5"/>
          <table:table-cell table:formula="of:=1/(1+EXP(-[.L80]))" office:value-type="float" office:value="0.645226719024225" calcext:value-type="float">
            <text:p>0.645226719024225</text:p>
          </table:table-cell>
          <table:table-cell table:formula="of:=1/(1+EXP(-[.M80]))" office:value-type="float" office:value="0.770630044447479" calcext:value-type="float">
            <text:p>0.770630044447479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_ol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table:formula="of:=[RNN_feedforward_2nd.E86]" office:value-type="float" office:value="0.922661529495863" calcext:value-type="float">
            <text:p>0.92266152949586300000</text:p>
          </table:table-cell>
          <table:table-cell table:formula="of:=1/(1+EXP(-[.J10]))" office:value-type="float" office:value="0.685548030398803" calcext:value-type="float">
            <text:p>0.685548030398803</text:p>
          </table:table-cell>
          <table:table-cell table:formula="of:=1/(1+EXP(-[.K10]))" office:value-type="float" office:value="0.742456268841488" calcext:value-type="float">
            <text:p>0.742456268841488</text:p>
          </table:table-cell>
          <table:table-cell table:style-name="ce1" table:formula="of:=[.C86]*[.B86]+[.C87]*[.C88]" office:value-type="float" office:value="1.27392226398281" calcext:value-type="float">
            <text:p>1.27392226398281000000</text:p>
          </table:table-cell>
          <table:table-cell table:formula="of:=TANH([.E86])" office:value-type="float" office:value="0.85485714917163" calcext:value-type="float">
            <text:p>0.85485714917163</text:p>
          </table:table-cell>
          <table:table-cell table:formula="of:=[.F86]*[.C89]" office:value-type="float" office:value="0.551576673594414" calcext:value-type="float">
            <text:p>0.551576673594414</text:p>
          </table:table-cell>
          <table:table-cell table:formula="of:=[.G86]/[.G91]" office:value-type="float" office:value="0.452728727527279" calcext:value-type="float">
            <text:p>0.452728727527279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RNN_feedforward_2nd.E87]" office:value-type="float" office:value="0.84908014267514" calcext:value-type="float">
            <text:p>0.84908014267514</text:p>
          </table:table-cell>
          <table:table-cell table:formula="of:=1/(1+EXP(-[.K24]))" office:value-type="float" office:value="0.810619182433587" calcext:value-type="float">
            <text:p>0.810619182433587</text:p>
          </table:table-cell>
          <table:table-cell table:formula="of:=1/(1+EXP(-[.L24]))" office:value-type="float" office:value="0.74243654995985" calcext:value-type="float">
            <text:p>0.74243654995985</text:p>
          </table:table-cell>
          <table:table-cell table:formula="of:=[.B87]*[.D86]+[.D87]*[.D88]" office:value-type="float" office:value="1.31372941050046" calcext:value-type="float">
            <text:p>1.31372941050046</text:p>
          </table:table-cell>
          <table:table-cell table:formula="of:=TANH([.E87])" office:value-type="float" office:value="0.86521602199842" calcext:value-type="float">
            <text:p>0.86521602199842</text:p>
          </table:table-cell>
          <table:table-cell table:formula="of:=[.F87]*[.D89]" office:value-type="float" office:value="0.666761461489313" calcext:value-type="float">
            <text:p>0.666761461489313</text:p>
          </table:table-cell>
          <table:table-cell table:formula="of:=[.G87]/[.G91]" office:value-type="float" office:value="0.547271272472721" calcext:value-type="float">
            <text:p>0.5472712724727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1238948709095" calcext:value-type="float">
            <text:p>0.791238948709095</text:p>
          </table:table-cell>
          <table:table-cell table:formula="of:=TANH([.L66])" office:value-type="float" office:value="0.920381055942667" calcext:value-type="float">
            <text:p>0.92038105594266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226719024225" calcext:value-type="float">
            <text:p>0.645226719024225</text:p>
          </table:table-cell>
          <table:table-cell table:formula="of:=1/(1+EXP(-[.M80]))" office:value-type="float" office:value="0.770630044447479" calcext:value-type="float">
            <text:p>0.77063004444747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21833813508373" calcext:value-type="float">
            <text:p>1.21833813508373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table:formula="of:=4.3+4.3+3.3" office:value-type="float" office:value="11.9" calcext:value-type="float">
            <text:p>11.9</text:p>
          </table:table-cell>
          <table:table-cell table:style-name="ce9" office:value-type="float" office:value="11.5" calcext:value-type="float">
            <text:p>11.5</text:p>
          </table:table-cell>
          <table:table-cell table:formula="of:=[.B102]/[.C102]" office:value-type="float" office:value="1.03478260869565" calcext:value-type="float">
            <text:p>1.03478260869565</text:p>
          </table:table-cell>
          <table:table-cell table:number-columns-repeated="9"/>
        </table:table-row>
        <table:table-row table:style-name="ro1">
          <table:table-cell/>
          <table:table-cell table:formula="of:=4.3+3.3"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table:formula="of:=[.B103]/[.C103]" office:value-type="float" office:value="0.8" calcext:value-type="float">
            <text:p>0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22:34:27.711351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23T00:17:58.815174417</dc:date>
    <meta:editing-duration>P6DT18H33M36S</meta:editing-duration>
    <meta:editing-cycles>58</meta:editing-cycles>
    <meta:document-statistic meta:table-count="8" meta:cell-count="17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52cm" svg:height="10.961cm" xlink:href=".." xlink:type="simple" chart:class="chart:line" chart:style-name="ch1">
        <chart:legend chart:legend-position="end" svg:x="12.424cm" svg:y="4.932cm" style:legend-expansion="high" chart:style-name="ch2"/>
        <chart:plot-area chart:style-name="ch3" table:cell-range-address="calcs.A1:calcs.B1 calcs.D4:calcs.D5 calcs.A1:calcs.A100 calcs.C1:calcs.C100" chart:data-source-has-labels="both" svg:x="1.362cm" svg:y="0.219cm" svg:width="10.711cm" svg:height="9.542cm">
          <chartooo:coordinate-region svg:x="2.46cm" svg:y="0.418cm" svg:width="9.613cm" svg:height="9.144cm"/>
          <chart:axis chart:dimension="x" chart:name="primary-x" chart:style-name="ch4" chartooo:axis-type="auto">
            <chartooo:date-scale/>
            <chart:title svg:x="4.977cm" svg:y="10.02cm" chart:style-name="ch5">
              <text:p>Epochų skaičius</text:p>
            </chart:title>
            <chart:categories table:cell-range-address="calcs.A1:calcs.B1"/>
          </chart:axis>
          <chart:axis chart:dimension="y" chart:name="primary-y" chart:style-name="ch6">
            <chart:title svg:x="0.451cm" svg:y="6.304cm" chart:style-name="ch7">
              <text:p>Vidutinė paklaida</text:p>
            </chart:title>
          </chart:axis>
          <chart:series chart:style-name="ch8" chart:values-cell-range-address="calcs.A1:calcs.A100" chart:label-cell-address="calcs.D4:calcs.D4" chart:class="chart:line">
            <chart:data-point/>
            <chart:data-point chart:style-name="ch9"/>
            <chart:data-point chart:repeated="98"/>
          </chart:series>
          <chart:series chart:style-name="ch10" chart:values-cell-range-address="calcs.C1:calcs.C100" chart:label-cell-address="calcs.D5:calcs.D5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uodamos išvestinės</text:p>
                <draw:g>
                  <svg:desc>calcs.D4:calcs.D4</svg:desc>
                </draw:g>
              </table:table-cell>
              <table:table-cell office:value-type="string">
                <text:p>Nulinės išvestinės</text:p>
                <draw:g>
                  <svg:desc>calcs.D5:calcs.D5</svg:desc>
                </draw:g>
              </table:table-cell>
            </table:table-row>
          </table:table-header-rows>
          <table:table-rows>
            <table:table-row>
              <table:table-cell office:value-type="float" office:value="1.2624569223">
                <text:p>1.2624569223</text:p>
                <draw:g>
                  <svg:desc>calcs.A1:calcs.B1</svg:desc>
                </draw:g>
              </table:table-cell>
              <table:table-cell office:value-type="float" office:value="1.2624569223">
                <text:p>1.2624569223</text:p>
                <draw:g>
                  <svg:desc>calcs.A1:calcs.A100</svg:desc>
                </draw:g>
              </table:table-cell>
              <table:table-cell office:value-type="float" office:value="1.2624567698">
                <text:p>1.2624567698</text:p>
                <draw:g>
                  <svg:desc>calcs.C1:calcs.C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623586952">
                <text:p>1.2623586952</text:p>
              </table:table-cell>
              <table:table-cell office:value-type="float" office:value="1.2623580908">
                <text:p>1.2623580908</text:p>
              </table:table-cell>
            </table:table-row>
            <table:table-row>
              <table:table-cell office:value-type="string"/>
              <table:table-cell office:value-type="float" office:value="1.2622634913">
                <text:p>1.2622634913</text:p>
              </table:table-cell>
              <table:table-cell office:value-type="float" office:value="1.26226246">
                <text:p>1.26226246</text:p>
              </table:table-cell>
            </table:table-row>
            <table:table-row>
              <table:table-cell office:value-type="string"/>
              <table:table-cell office:value-type="float" office:value="1.2621704136">
                <text:p>1.2621704136</text:p>
              </table:table-cell>
              <table:table-cell office:value-type="float" office:value="1.2621689802">
                <text:p>1.2621689802</text:p>
              </table:table-cell>
            </table:table-row>
            <table:table-row>
              <table:table-cell office:value-type="string"/>
              <table:table-cell office:value-type="float" office:value="1.2620794173">
                <text:p>1.2620794173</text:p>
              </table:table-cell>
              <table:table-cell office:value-type="float" office:value="1.2620776053">
                <text:p>1.2620776053</text:p>
              </table:table-cell>
            </table:table-row>
            <table:table-row>
              <table:table-cell office:value-type="string"/>
              <table:table-cell office:value-type="float" office:value="1.2619904578">
                <text:p>1.2619904578</text:p>
              </table:table-cell>
              <table:table-cell office:value-type="float" office:value="1.2619882899">
                <text:p>1.2619882899</text:p>
              </table:table-cell>
            </table:table-row>
            <table:table-row>
              <table:table-cell office:value-type="string"/>
              <table:table-cell office:value-type="float" office:value="1.2619034915">
                <text:p>1.2619034915</text:p>
              </table:table-cell>
              <table:table-cell office:value-type="float" office:value="1.2619009891">
                <text:p>1.2619009891</text:p>
              </table:table-cell>
            </table:table-row>
            <table:table-row>
              <table:table-cell office:value-type="string"/>
              <table:table-cell office:value-type="float" office:value="1.2618184752">
                <text:p>1.2618184752</text:p>
              </table:table-cell>
              <table:table-cell office:value-type="float" office:value="1.2618156589">
                <text:p>1.2618156589</text:p>
              </table:table-cell>
            </table:table-row>
            <table:table-row>
              <table:table-cell office:value-type="string"/>
              <table:table-cell office:value-type="float" office:value="1.2617353664">
                <text:p>1.2617353664</text:p>
              </table:table-cell>
              <table:table-cell office:value-type="float" office:value="1.2617322556">
                <text:p>1.2617322556</text:p>
              </table:table-cell>
            </table:table-row>
            <table:table-row>
              <table:table-cell office:value-type="string"/>
              <table:table-cell office:value-type="float" office:value="1.261654123">
                <text:p>1.261654123</text:p>
              </table:table-cell>
              <table:table-cell office:value-type="float" office:value="1.2616507365">
                <text:p>1.2616507365</text:p>
              </table:table-cell>
            </table:table-row>
            <table:table-row>
              <table:table-cell office:value-type="string"/>
              <table:table-cell office:value-type="float" office:value="1.2615747038">
                <text:p>1.2615747038</text:p>
              </table:table-cell>
              <table:table-cell office:value-type="float" office:value="1.2615710593">
                <text:p>1.2615710593</text:p>
              </table:table-cell>
            </table:table-row>
            <table:table-row>
              <table:table-cell office:value-type="string"/>
              <table:table-cell office:value-type="float" office:value="1.2614970683">
                <text:p>1.2614970683</text:p>
              </table:table-cell>
              <table:table-cell office:value-type="float" office:value="1.2614931826">
                <text:p>1.2614931826</text:p>
              </table:table-cell>
            </table:table-row>
            <table:table-row>
              <table:table-cell office:value-type="string"/>
              <table:table-cell office:value-type="float" office:value="1.2614211766">
                <text:p>1.2614211766</text:p>
              </table:table-cell>
              <table:table-cell office:value-type="float" office:value="1.2614170658">
                <text:p>1.2614170658</text:p>
              </table:table-cell>
            </table:table-row>
            <table:table-row>
              <table:table-cell office:value-type="string"/>
              <table:table-cell office:value-type="float" office:value="1.2613469895">
                <text:p>1.2613469895</text:p>
              </table:table-cell>
              <table:table-cell office:value-type="float" office:value="1.2613426689">
                <text:p>1.2613426689</text:p>
              </table:table-cell>
            </table:table-row>
            <table:table-row>
              <table:table-cell office:value-type="string"/>
              <table:table-cell office:value-type="float" office:value="1.2612744686">
                <text:p>1.2612744686</text:p>
              </table:table-cell>
              <table:table-cell office:value-type="float" office:value="1.2612699527">
                <text:p>1.2612699527</text:p>
              </table:table-cell>
            </table:table-row>
            <table:table-row>
              <table:table-cell office:value-type="string"/>
              <table:table-cell office:value-type="float" office:value="1.261203576">
                <text:p>1.261203576</text:p>
              </table:table-cell>
              <table:table-cell office:value-type="float" office:value="1.2611988787">
                <text:p>1.2611988787</text:p>
              </table:table-cell>
            </table:table-row>
            <table:table-row>
              <table:table-cell office:value-type="string"/>
              <table:table-cell office:value-type="float" office:value="1.2611342749">
                <text:p>1.2611342749</text:p>
              </table:table-cell>
              <table:table-cell office:value-type="float" office:value="1.2611294093">
                <text:p>1.2611294093</text:p>
              </table:table-cell>
            </table:table-row>
            <table:table-row>
              <table:table-cell office:value-type="string"/>
              <table:table-cell office:value-type="float" office:value="1.2610665289">
                <text:p>1.2610665289</text:p>
              </table:table-cell>
              <table:table-cell office:value-type="float" office:value="1.2610615075">
                <text:p>1.2610615075</text:p>
              </table:table-cell>
            </table:table-row>
            <table:table-row>
              <table:table-cell office:value-type="string"/>
              <table:table-cell office:value-type="float" office:value="1.2610003025">
                <text:p>1.2610003025</text:p>
              </table:table-cell>
              <table:table-cell office:value-type="float" office:value="1.2609951371">
                <text:p>1.2609951371</text:p>
              </table:table-cell>
            </table:table-row>
            <table:table-row>
              <table:table-cell office:value-type="string"/>
              <table:table-cell office:value-type="float" office:value="1.2609355609">
                <text:p>1.2609355609</text:p>
              </table:table-cell>
              <table:table-cell office:value-type="float" office:value="1.2609302627">
                <text:p>1.2609302627</text:p>
              </table:table-cell>
            </table:table-row>
            <table:table-row>
              <table:table-cell office:value-type="string"/>
              <table:table-cell office:value-type="float" office:value="1.2608722699">
                <text:p>1.2608722699</text:p>
              </table:table-cell>
              <table:table-cell office:value-type="float" office:value="1.2608668497">
                <text:p>1.2608668497</text:p>
              </table:table-cell>
            </table:table-row>
            <table:table-row>
              <table:table-cell office:value-type="string"/>
              <table:table-cell office:value-type="float" office:value="1.2608103962">
                <text:p>1.2608103962</text:p>
              </table:table-cell>
              <table:table-cell office:value-type="float" office:value="1.2608048641">
                <text:p>1.2608048641</text:p>
              </table:table-cell>
            </table:table-row>
            <table:table-row>
              <table:table-cell office:value-type="string"/>
              <table:table-cell office:value-type="float" office:value="1.2607499072">
                <text:p>1.2607499072</text:p>
              </table:table-cell>
              <table:table-cell office:value-type="float" office:value="1.2607442728">
                <text:p>1.2607442728</text:p>
              </table:table-cell>
            </table:table-row>
            <table:table-row>
              <table:table-cell office:value-type="string"/>
              <table:table-cell office:value-type="float" office:value="1.2606907709">
                <text:p>1.2606907709</text:p>
              </table:table-cell>
              <table:table-cell office:value-type="float" office:value="1.2606850433">
                <text:p>1.2606850433</text:p>
              </table:table-cell>
            </table:table-row>
            <table:table-row>
              <table:table-cell office:value-type="string"/>
              <table:table-cell office:value-type="float" office:value="1.2606329561">
                <text:p>1.2606329561</text:p>
              </table:table-cell>
              <table:table-cell office:value-type="float" office:value="1.260627144">
                <text:p>1.260627144</text:p>
              </table:table-cell>
            </table:table-row>
            <table:table-row>
              <table:table-cell office:value-type="string"/>
              <table:table-cell office:value-type="float" office:value="1.2605764322">
                <text:p>1.2605764322</text:p>
              </table:table-cell>
              <table:table-cell office:value-type="float" office:value="1.2605705437">
                <text:p>1.2605705437</text:p>
              </table:table-cell>
            </table:table-row>
            <table:table-row>
              <table:table-cell office:value-type="string"/>
              <table:table-cell office:value-type="float" office:value="1.2605211693">
                <text:p>1.2605211693</text:p>
              </table:table-cell>
              <table:table-cell office:value-type="float" office:value="1.2605152123">
                <text:p>1.2605152123</text:p>
              </table:table-cell>
            </table:table-row>
            <table:table-row>
              <table:table-cell office:value-type="string"/>
              <table:table-cell office:value-type="float" office:value="1.2604671383">
                <text:p>1.2604671383</text:p>
              </table:table-cell>
              <table:table-cell office:value-type="float" office:value="1.2604611201">
                <text:p>1.2604611201</text:p>
              </table:table-cell>
            </table:table-row>
            <table:table-row>
              <table:table-cell office:value-type="string"/>
              <table:table-cell office:value-type="float" office:value="1.2604143107">
                <text:p>1.2604143107</text:p>
              </table:table-cell>
              <table:table-cell office:value-type="float" office:value="1.2604082382">
                <text:p>1.2604082382</text:p>
              </table:table-cell>
            </table:table-row>
            <table:table-row>
              <table:table-cell office:value-type="string"/>
              <table:table-cell office:value-type="float" office:value="1.2603626586">
                <text:p>1.2603626586</text:p>
              </table:table-cell>
              <table:table-cell office:value-type="float" office:value="1.2603565384">
                <text:p>1.2603565384</text:p>
              </table:table-cell>
            </table:table-row>
            <table:table-row>
              <table:table-cell office:value-type="string"/>
              <table:table-cell office:value-type="float" office:value="1.2603121549">
                <text:p>1.2603121549</text:p>
              </table:table-cell>
              <table:table-cell office:value-type="float" office:value="1.2603059931">
                <text:p>1.2603059931</text:p>
              </table:table-cell>
            </table:table-row>
            <table:table-row>
              <table:table-cell office:value-type="string"/>
              <table:table-cell office:value-type="float" office:value="1.2602627729">
                <text:p>1.2602627729</text:p>
              </table:table-cell>
              <table:table-cell office:value-type="float" office:value="1.2602565755">
                <text:p>1.2602565755</text:p>
              </table:table-cell>
            </table:table-row>
            <table:table-row>
              <table:table-cell office:value-type="string"/>
              <table:table-cell office:value-type="float" office:value="1.2602144867">
                <text:p>1.2602144867</text:p>
              </table:table-cell>
              <table:table-cell office:value-type="float" office:value="1.2602082593">
                <text:p>1.2602082593</text:p>
              </table:table-cell>
            </table:table-row>
            <table:table-row>
              <table:table-cell office:value-type="string"/>
              <table:table-cell office:value-type="float" office:value="1.2601672709">
                <text:p>1.2601672709</text:p>
              </table:table-cell>
              <table:table-cell office:value-type="float" office:value="1.2601610188">
                <text:p>1.2601610188</text:p>
              </table:table-cell>
            </table:table-row>
            <table:table-row>
              <table:table-cell office:value-type="string"/>
              <table:table-cell office:value-type="float" office:value="1.2601211009">
                <text:p>1.2601211009</text:p>
              </table:table-cell>
              <table:table-cell office:value-type="float" office:value="1.2601148289">
                <text:p>1.2601148289</text:p>
              </table:table-cell>
            </table:table-row>
            <table:table-row>
              <table:table-cell office:value-type="string"/>
              <table:table-cell office:value-type="float" office:value="1.2600759525">
                <text:p>1.2600759525</text:p>
              </table:table-cell>
              <table:table-cell office:value-type="float" office:value="1.2600696654">
                <text:p>1.2600696654</text:p>
              </table:table-cell>
            </table:table-row>
            <table:table-row>
              <table:table-cell office:value-type="string"/>
              <table:table-cell office:value-type="float" office:value="1.2600318022">
                <text:p>1.2600318022</text:p>
              </table:table-cell>
              <table:table-cell office:value-type="float" office:value="1.2600255043">
                <text:p>1.2600255043</text:p>
              </table:table-cell>
            </table:table-row>
            <table:table-row>
              <table:table-cell office:value-type="string"/>
              <table:table-cell office:value-type="float" office:value="1.2599886269">
                <text:p>1.2599886269</text:p>
              </table:table-cell>
              <table:table-cell office:value-type="float" office:value="1.2599823225">
                <text:p>1.2599823225</text:p>
              </table:table-cell>
            </table:table-row>
            <table:table-row>
              <table:table-cell office:value-type="string"/>
              <table:table-cell office:value-type="float" office:value="1.2599464042">
                <text:p>1.2599464042</text:p>
              </table:table-cell>
              <table:table-cell office:value-type="float" office:value="1.2599400971">
                <text:p>1.2599400971</text:p>
              </table:table-cell>
            </table:table-row>
            <table:table-row>
              <table:table-cell office:value-type="string"/>
              <table:table-cell office:value-type="float" office:value="1.2599051122">
                <text:p>1.2599051122</text:p>
              </table:table-cell>
              <table:table-cell office:value-type="float" office:value="1.2598988062">
                <text:p>1.2598988062</text:p>
              </table:table-cell>
            </table:table-row>
            <table:table-row>
              <table:table-cell office:value-type="string"/>
              <table:table-cell office:value-type="float" office:value="1.2598647296">
                <text:p>1.2598647296</text:p>
              </table:table-cell>
              <table:table-cell office:value-type="float" office:value="1.259858428">
                <text:p>1.259858428</text:p>
              </table:table-cell>
            </table:table-row>
            <table:table-row>
              <table:table-cell office:value-type="string"/>
              <table:table-cell office:value-type="float" office:value="1.2598252354">
                <text:p>1.2598252354</text:p>
              </table:table-cell>
              <table:table-cell office:value-type="float" office:value="1.2598189416">
                <text:p>1.2598189416</text:p>
              </table:table-cell>
            </table:table-row>
            <table:table-row>
              <table:table-cell office:value-type="string"/>
              <table:table-cell office:value-type="float" office:value="1.2597866094">
                <text:p>1.2597866094</text:p>
              </table:table-cell>
              <table:table-cell office:value-type="float" office:value="1.2597803264">
                <text:p>1.2597803264</text:p>
              </table:table-cell>
            </table:table-row>
            <table:table-row>
              <table:table-cell office:value-type="string"/>
              <table:table-cell office:value-type="float" office:value="1.2597488317">
                <text:p>1.2597488317</text:p>
              </table:table-cell>
              <table:table-cell office:value-type="float" office:value="1.2597425624">
                <text:p>1.2597425624</text:p>
              </table:table-cell>
            </table:table-row>
            <table:table-row>
              <table:table-cell office:value-type="string"/>
              <table:table-cell office:value-type="float" office:value="1.2597118829">
                <text:p>1.2597118829</text:p>
              </table:table-cell>
              <table:table-cell office:value-type="float" office:value="1.25970563">
                <text:p>1.25970563</text:p>
              </table:table-cell>
            </table:table-row>
            <table:table-row>
              <table:table-cell office:value-type="string"/>
              <table:table-cell office:value-type="float" office:value="1.2596757441">
                <text:p>1.2596757441</text:p>
              </table:table-cell>
              <table:table-cell office:value-type="float" office:value="1.2596695101">
                <text:p>1.2596695101</text:p>
              </table:table-cell>
            </table:table-row>
            <table:table-row>
              <table:table-cell office:value-type="string"/>
              <table:table-cell office:value-type="float" office:value="1.2596403969">
                <text:p>1.2596403969</text:p>
              </table:table-cell>
              <table:table-cell office:value-type="float" office:value="1.2596341842">
                <text:p>1.2596341842</text:p>
              </table:table-cell>
            </table:table-row>
            <table:table-row>
              <table:table-cell office:value-type="string"/>
              <table:table-cell office:value-type="float" office:value="1.2596058233">
                <text:p>1.2596058233</text:p>
              </table:table-cell>
              <table:table-cell office:value-type="float" office:value="1.259599634">
                <text:p>1.259599634</text:p>
              </table:table-cell>
            </table:table-row>
            <table:table-row>
              <table:table-cell office:value-type="string"/>
              <table:table-cell office:value-type="float" office:value="1.2595720057">
                <text:p>1.2595720057</text:p>
              </table:table-cell>
              <table:table-cell office:value-type="float" office:value="1.259565842">
                <text:p>1.259565842</text:p>
              </table:table-cell>
            </table:table-row>
            <table:table-row>
              <table:table-cell office:value-type="string"/>
              <table:table-cell office:value-type="float" office:value="1.259538927">
                <text:p>1.259538927</text:p>
              </table:table-cell>
              <table:table-cell office:value-type="float" office:value="1.2595327909">
                <text:p>1.2595327909</text:p>
              </table:table-cell>
            </table:table-row>
            <table:table-row>
              <table:table-cell office:value-type="string"/>
              <table:table-cell office:value-type="float" office:value="1.2595065706">
                <text:p>1.2595065706</text:p>
              </table:table-cell>
              <table:table-cell office:value-type="float" office:value="1.2595004637">
                <text:p>1.2595004637</text:p>
              </table:table-cell>
            </table:table-row>
            <table:table-row>
              <table:table-cell office:value-type="string"/>
              <table:table-cell office:value-type="float" office:value="1.25947492">
                <text:p>1.25947492</text:p>
              </table:table-cell>
              <table:table-cell office:value-type="float" office:value="1.2594688441">
                <text:p>1.2594688441</text:p>
              </table:table-cell>
            </table:table-row>
            <table:table-row>
              <table:table-cell office:value-type="string"/>
              <table:table-cell office:value-type="float" office:value="1.2594439595">
                <text:p>1.2594439595</text:p>
              </table:table-cell>
              <table:table-cell office:value-type="float" office:value="1.259437916">
                <text:p>1.259437916</text:p>
              </table:table-cell>
            </table:table-row>
            <table:table-row>
              <table:table-cell office:value-type="string"/>
              <table:table-cell office:value-type="float" office:value="1.2594136734">
                <text:p>1.2594136734</text:p>
              </table:table-cell>
              <table:table-cell office:value-type="float" office:value="1.2594076638">
                <text:p>1.2594076638</text:p>
              </table:table-cell>
            </table:table-row>
            <table:table-row>
              <table:table-cell office:value-type="string"/>
              <table:table-cell office:value-type="float" office:value="1.2593840466">
                <text:p>1.2593840466</text:p>
              </table:table-cell>
              <table:table-cell office:value-type="float" office:value="1.2593780723">
                <text:p>1.2593780723</text:p>
              </table:table-cell>
            </table:table-row>
            <table:table-row>
              <table:table-cell office:value-type="string"/>
              <table:table-cell office:value-type="float" office:value="1.2593550643">
                <text:p>1.2593550643</text:p>
              </table:table-cell>
              <table:table-cell office:value-type="float" office:value="1.2593491265">
                <text:p>1.2593491265</text:p>
              </table:table-cell>
            </table:table-row>
            <table:table-row>
              <table:table-cell office:value-type="string"/>
              <table:table-cell office:value-type="float" office:value="1.2593267122">
                <text:p>1.2593267122</text:p>
              </table:table-cell>
              <table:table-cell office:value-type="float" office:value="1.2593208119">
                <text:p>1.2593208119</text:p>
              </table:table-cell>
            </table:table-row>
            <table:table-row>
              <table:table-cell office:value-type="string"/>
              <table:table-cell office:value-type="float" office:value="1.259298976">
                <text:p>1.259298976</text:p>
              </table:table-cell>
              <table:table-cell office:value-type="float" office:value="1.2592931144">
                <text:p>1.2592931144</text:p>
              </table:table-cell>
            </table:table-row>
            <table:table-row>
              <table:table-cell office:value-type="string"/>
              <table:table-cell office:value-type="float" office:value="1.2592718421">
                <text:p>1.2592718421</text:p>
              </table:table-cell>
              <table:table-cell office:value-type="float" office:value="1.25926602">
                <text:p>1.25926602</text:p>
              </table:table-cell>
            </table:table-row>
            <table:table-row>
              <table:table-cell office:value-type="string"/>
              <table:table-cell office:value-type="float" office:value="1.2592452971">
                <text:p>1.2592452971</text:p>
              </table:table-cell>
              <table:table-cell office:value-type="float" office:value="1.2592395154">
                <text:p>1.2592395154</text:p>
              </table:table-cell>
            </table:table-row>
            <table:table-row>
              <table:table-cell office:value-type="string"/>
              <table:table-cell office:value-type="float" office:value="1.2592193278">
                <text:p>1.2592193278</text:p>
              </table:table-cell>
              <table:table-cell office:value-type="float" office:value="1.2592135873">
                <text:p>1.2592135873</text:p>
              </table:table-cell>
            </table:table-row>
            <table:table-row>
              <table:table-cell office:value-type="string"/>
              <table:table-cell office:value-type="float" office:value="1.2591939215">
                <text:p>1.2591939215</text:p>
              </table:table-cell>
              <table:table-cell office:value-type="float" office:value="1.2591882229">
                <text:p>1.2591882229</text:p>
              </table:table-cell>
            </table:table-row>
            <table:table-row>
              <table:table-cell office:value-type="string"/>
              <table:table-cell office:value-type="float" office:value="1.2591690656">
                <text:p>1.2591690656</text:p>
              </table:table-cell>
              <table:table-cell office:value-type="float" office:value="1.2591634096">
                <text:p>1.2591634096</text:p>
              </table:table-cell>
            </table:table-row>
            <table:table-row>
              <table:table-cell office:value-type="string"/>
              <table:table-cell office:value-type="float" office:value="1.259144748">
                <text:p>1.259144748</text:p>
              </table:table-cell>
              <table:table-cell office:value-type="float" office:value="1.2591391351">
                <text:p>1.2591391351</text:p>
              </table:table-cell>
            </table:table-row>
            <table:table-row>
              <table:table-cell office:value-type="string"/>
              <table:table-cell office:value-type="float" office:value="1.2591209568">
                <text:p>1.2591209568</text:p>
              </table:table-cell>
              <table:table-cell office:value-type="float" office:value="1.2591153874">
                <text:p>1.2591153874</text:p>
              </table:table-cell>
            </table:table-row>
            <table:table-row>
              <table:table-cell office:value-type="string"/>
              <table:table-cell office:value-type="float" office:value="1.2590976803">
                <text:p>1.2590976803</text:p>
              </table:table-cell>
              <table:table-cell office:value-type="float" office:value="1.259092155">
                <text:p>1.259092155</text:p>
              </table:table-cell>
            </table:table-row>
            <table:table-row>
              <table:table-cell office:value-type="string"/>
              <table:table-cell office:value-type="float" office:value="1.2590749072">
                <text:p>1.2590749072</text:p>
              </table:table-cell>
              <table:table-cell office:value-type="float" office:value="1.2590694263">
                <text:p>1.2590694263</text:p>
              </table:table-cell>
            </table:table-row>
            <table:table-row>
              <table:table-cell office:value-type="string"/>
              <table:table-cell office:value-type="float" office:value="1.2590526264">
                <text:p>1.2590526264</text:p>
              </table:table-cell>
              <table:table-cell office:value-type="float" office:value="1.2590471902">
                <text:p>1.2590471902</text:p>
              </table:table-cell>
            </table:table-row>
            <table:table-row>
              <table:table-cell office:value-type="string"/>
              <table:table-cell office:value-type="float" office:value="1.259030827">
                <text:p>1.259030827</text:p>
              </table:table-cell>
              <table:table-cell office:value-type="float" office:value="1.2590254358">
                <text:p>1.2590254358</text:p>
              </table:table-cell>
            </table:table-row>
            <table:table-row>
              <table:table-cell office:value-type="string"/>
              <table:table-cell office:value-type="float" office:value="1.2590094985">
                <text:p>1.2590094985</text:p>
              </table:table-cell>
              <table:table-cell office:value-type="float" office:value="1.2590041525">
                <text:p>1.2590041525</text:p>
              </table:table-cell>
            </table:table-row>
            <table:table-row>
              <table:table-cell office:value-type="string"/>
              <table:table-cell office:value-type="float" office:value="1.2589886305">
                <text:p>1.2589886305</text:p>
              </table:table-cell>
              <table:table-cell office:value-type="float" office:value="1.2589833299">
                <text:p>1.2589833299</text:p>
              </table:table-cell>
            </table:table-row>
            <table:table-row>
              <table:table-cell office:value-type="string"/>
              <table:table-cell office:value-type="float" office:value="1.2589682129">
                <text:p>1.2589682129</text:p>
              </table:table-cell>
              <table:table-cell office:value-type="float" office:value="1.2589629579">
                <text:p>1.2589629579</text:p>
              </table:table-cell>
            </table:table-row>
            <table:table-row>
              <table:table-cell office:value-type="string"/>
              <table:table-cell office:value-type="float" office:value="1.2589482359">
                <text:p>1.2589482359</text:p>
              </table:table-cell>
              <table:table-cell office:value-type="float" office:value="1.2589430264">
                <text:p>1.2589430264</text:p>
              </table:table-cell>
            </table:table-row>
            <table:table-row>
              <table:table-cell office:value-type="string"/>
              <table:table-cell office:value-type="float" office:value="1.2589286896">
                <text:p>1.2589286896</text:p>
              </table:table-cell>
              <table:table-cell office:value-type="float" office:value="1.2589235258">
                <text:p>1.2589235258</text:p>
              </table:table-cell>
            </table:table-row>
            <table:table-row>
              <table:table-cell office:value-type="string"/>
              <table:table-cell office:value-type="float" office:value="1.2589095649">
                <text:p>1.2589095649</text:p>
              </table:table-cell>
              <table:table-cell office:value-type="float" office:value="1.2589044467">
                <text:p>1.2589044467</text:p>
              </table:table-cell>
            </table:table-row>
            <table:table-row>
              <table:table-cell office:value-type="string"/>
              <table:table-cell office:value-type="float" office:value="1.2588908523">
                <text:p>1.2588908523</text:p>
              </table:table-cell>
              <table:table-cell office:value-type="float" office:value="1.2588857797">
                <text:p>1.2588857797</text:p>
              </table:table-cell>
            </table:table-row>
            <table:table-row>
              <table:table-cell office:value-type="string"/>
              <table:table-cell office:value-type="float" office:value="1.2588725429">
                <text:p>1.2588725429</text:p>
              </table:table-cell>
              <table:table-cell office:value-type="float" office:value="1.2588675159">
                <text:p>1.2588675159</text:p>
              </table:table-cell>
            </table:table-row>
            <table:table-row>
              <table:table-cell office:value-type="string"/>
              <table:table-cell office:value-type="float" office:value="1.2588546278">
                <text:p>1.2588546278</text:p>
              </table:table-cell>
              <table:table-cell office:value-type="float" office:value="1.2588496462">
                <text:p>1.2588496462</text:p>
              </table:table-cell>
            </table:table-row>
            <table:table-row>
              <table:table-cell office:value-type="string"/>
              <table:table-cell office:value-type="float" office:value="1.2588370984">
                <text:p>1.2588370984</text:p>
              </table:table-cell>
              <table:table-cell office:value-type="float" office:value="1.2588321622">
                <text:p>1.2588321622</text:p>
              </table:table-cell>
            </table:table-row>
            <table:table-row>
              <table:table-cell office:value-type="string"/>
              <table:table-cell office:value-type="float" office:value="1.2588199463">
                <text:p>1.2588199463</text:p>
              </table:table-cell>
              <table:table-cell office:value-type="float" office:value="1.2588150552">
                <text:p>1.2588150552</text:p>
              </table:table-cell>
            </table:table-row>
            <table:table-row>
              <table:table-cell office:value-type="string"/>
              <table:table-cell office:value-type="float" office:value="1.2588031632">
                <text:p>1.2588031632</text:p>
              </table:table-cell>
              <table:table-cell office:value-type="float" office:value="1.2587983171">
                <text:p>1.2587983171</text:p>
              </table:table-cell>
            </table:table-row>
            <table:table-row>
              <table:table-cell office:value-type="string"/>
              <table:table-cell office:value-type="float" office:value="1.258786741">
                <text:p>1.258786741</text:p>
              </table:table-cell>
              <table:table-cell office:value-type="float" office:value="1.2587819396">
                <text:p>1.2587819396</text:p>
              </table:table-cell>
            </table:table-row>
            <table:table-row>
              <table:table-cell office:value-type="string"/>
              <table:table-cell office:value-type="float" office:value="1.2587706718">
                <text:p>1.2587706718</text:p>
              </table:table-cell>
              <table:table-cell office:value-type="float" office:value="1.258765915">
                <text:p>1.258765915</text:p>
              </table:table-cell>
            </table:table-row>
            <table:table-row>
              <table:table-cell office:value-type="string"/>
              <table:table-cell office:value-type="float" office:value="1.258754948">
                <text:p>1.258754948</text:p>
              </table:table-cell>
              <table:table-cell office:value-type="float" office:value="1.2587502353">
                <text:p>1.2587502353</text:p>
              </table:table-cell>
            </table:table-row>
            <table:table-row>
              <table:table-cell office:value-type="string"/>
              <table:table-cell office:value-type="float" office:value="1.2587395618">
                <text:p>1.2587395618</text:p>
              </table:table-cell>
              <table:table-cell office:value-type="float" office:value="1.2587348931">
                <text:p>1.2587348931</text:p>
              </table:table-cell>
            </table:table-row>
            <table:table-row>
              <table:table-cell office:value-type="string"/>
              <table:table-cell office:value-type="float" office:value="1.2587245058">
                <text:p>1.2587245058</text:p>
              </table:table-cell>
              <table:table-cell office:value-type="float" office:value="1.2587198808">
                <text:p>1.2587198808</text:p>
              </table:table-cell>
            </table:table-row>
            <table:table-row>
              <table:table-cell office:value-type="string"/>
              <table:table-cell office:value-type="float" office:value="1.2587097729">
                <text:p>1.2587097729</text:p>
              </table:table-cell>
              <table:table-cell office:value-type="float" office:value="1.2587051912">
                <text:p>1.2587051912</text:p>
              </table:table-cell>
            </table:table-row>
            <table:table-row>
              <table:table-cell office:value-type="string"/>
              <table:table-cell office:value-type="float" office:value="1.258695356">
                <text:p>1.258695356</text:p>
              </table:table-cell>
              <table:table-cell office:value-type="float" office:value="1.2586908172">
                <text:p>1.2586908172</text:p>
              </table:table-cell>
            </table:table-row>
            <table:table-row>
              <table:table-cell office:value-type="string"/>
              <table:table-cell office:value-type="float" office:value="1.2586812479">
                <text:p>1.2586812479</text:p>
              </table:table-cell>
              <table:table-cell office:value-type="float" office:value="1.2586767517">
                <text:p>1.2586767517</text:p>
              </table:table-cell>
            </table:table-row>
            <table:table-row>
              <table:table-cell office:value-type="string"/>
              <table:table-cell office:value-type="float" office:value="1.258667442">
                <text:p>1.258667442</text:p>
              </table:table-cell>
              <table:table-cell office:value-type="float" office:value="1.258662988">
                <text:p>1.258662988</text:p>
              </table:table-cell>
            </table:table-row>
            <table:table-row>
              <table:table-cell office:value-type="string"/>
              <table:table-cell office:value-type="float" office:value="1.2586539315">
                <text:p>1.2586539315</text:p>
              </table:table-cell>
              <table:table-cell office:value-type="float" office:value="1.2586495193">
                <text:p>1.2586495193</text:p>
              </table:table-cell>
            </table:table-row>
            <table:table-row>
              <table:table-cell office:value-type="string"/>
              <table:table-cell office:value-type="float" office:value="1.2586407099">
                <text:p>1.2586407099</text:p>
              </table:table-cell>
              <table:table-cell office:value-type="float" office:value="1.2586363391">
                <text:p>1.2586363391</text:p>
              </table:table-cell>
            </table:table-row>
            <table:table-row>
              <table:table-cell office:value-type="string"/>
              <table:table-cell office:value-type="float" office:value="1.2586277708">
                <text:p>1.2586277708</text:p>
              </table:table-cell>
              <table:table-cell office:value-type="float" office:value="1.258623441">
                <text:p>1.258623441</text:p>
              </table:table-cell>
            </table:table-row>
            <table:table-row>
              <table:table-cell office:value-type="string"/>
              <table:table-cell office:value-type="float" office:value="1.2586151079">
                <text:p>1.2586151079</text:p>
              </table:table-cell>
              <table:table-cell office:value-type="float" office:value="1.2586108185">
                <text:p>1.2586108185</text:p>
              </table:table-cell>
            </table:table-row>
            <table:table-row>
              <table:table-cell office:value-type="string"/>
              <table:table-cell office:value-type="float" office:value="1.258602715">
                <text:p>1.258602715</text:p>
              </table:table-cell>
              <table:table-cell office:value-type="float" office:value="1.2585984657">
                <text:p>1.2585984657</text:p>
              </table:table-cell>
            </table:table-row>
            <table:table-row>
              <table:table-cell office:value-type="string"/>
              <table:table-cell office:value-type="float" office:value="1.258590586">
                <text:p>1.258590586</text:p>
              </table:table-cell>
              <table:table-cell office:value-type="float" office:value="1.2585863763">
                <text:p>1.2585863763</text:p>
              </table:table-cell>
            </table:table-row>
            <table:table-row>
              <table:table-cell office:value-type="string"/>
              <table:table-cell office:value-type="float" office:value="1.2585787151">
                <text:p>1.2585787151</text:p>
              </table:table-cell>
              <table:table-cell office:value-type="float" office:value="1.2585745445">
                <text:p>1.2585745445</text:p>
              </table:table-cell>
            </table:table-row>
            <table:table-row>
              <table:table-cell office:value-type="string"/>
              <table:table-cell office:value-type="float" office:value="1.2585670965">
                <text:p>1.2585670965</text:p>
              </table:table-cell>
              <table:table-cell office:value-type="float" office:value="1.2585629645">
                <text:p>1.2585629645</text:p>
              </table:table-cell>
            </table:table-row>
            <table:table-row>
              <table:table-cell office:value-type="string"/>
              <table:table-cell office:value-type="float" office:value="1.2585557244">
                <text:p>1.2585557244</text:p>
              </table:table-cell>
              <table:table-cell office:value-type="float" office:value="1.2585516304">
                <text:p>1.2585516304</text:p>
              </table:table-cell>
            </table:table-row>
            <table:table-row>
              <table:table-cell office:value-type="string"/>
              <table:table-cell office:value-type="float" office:value="1.2585445932">
                <text:p>1.2585445932</text:p>
              </table:table-cell>
              <table:table-cell office:value-type="float" office:value="1.2585405369">
                <text:p>1.2585405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